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JetBrains Mono" svg:font-family="'JetBrains Mono', monospace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fo:background-color="#2b2b2b">
        <style:background-image/>
      </style:paragraph-properties>
      <style:text-properties fo:color="#e8bf6a" style:font-name="JetBrains Mono" fo:font-size="9.80000019073486pt"/>
    </style:style>
    <style:style style:name="P2" style:family="paragraph" style:parent-style-name="Preformatted_20_Text">
      <style:paragraph-properties fo:margin-top="0in" fo:margin-bottom="0.1965in" fo:background-color="#2b2b2b">
        <style:background-image/>
      </style:paragraph-properties>
      <style:text-properties fo:color="#a9b7c6" style:font-name="JetBrains Mono" fo:font-size="9.80000019073486pt"/>
    </style:style>
    <style:style style:name="P3" style:family="paragraph" style:parent-style-name="Preformatted_20_Text">
      <style:paragraph-properties fo:background-color="#2b2b2b">
        <style:background-image/>
      </style:paragraph-properties>
      <style:text-properties fo:color="#a9b7c6"/>
    </style:style>
    <style:style style:name="P4" style:family="paragraph" style:parent-style-name="Preformatted_20_Text">
      <style:paragraph-properties fo:background-color="#2b2b2b">
        <style:background-image/>
      </style:paragraph-properties>
      <style:text-properties fo:color="#a9b7c6" style:font-name="JetBrains Mono" fo:font-size="9.80000019073486pt"/>
    </style:style>
    <style:style style:name="P5" style:family="paragraph" style:parent-style-name="Preformatted_20_Text">
      <style:paragraph-properties fo:background-color="#2b2b2b">
        <style:background-image/>
      </style:paragraph-properties>
      <style:text-properties fo:color="#e8bf6a"/>
    </style:style>
    <style:style style:name="P6" style:family="paragraph" style:parent-style-name="Preformatted_20_Text">
      <style:paragraph-properties fo:background-color="#2b2b2b">
        <style:background-image/>
      </style:paragraph-properties>
      <style:text-properties fo:color="#e8bf6a" style:font-name="JetBrains Mono" fo:font-size="9.80000019073486pt"/>
    </style:style>
    <style:style style:name="T1" style:family="text">
      <style:text-properties fo:color="#e8bf6a"/>
    </style:style>
    <style:style style:name="T2" style:family="text">
      <style:text-properties fo:color="#e8bf6a" style:font-name="JetBrains Mono" fo:font-size="9.80000019073486pt"/>
    </style:style>
    <style:style style:name="T3" style:family="text">
      <style:text-properties fo:color="#bababa"/>
    </style:style>
    <style:style style:name="T4" style:family="text">
      <style:text-properties fo:color="#bababa" style:font-name="JetBrains Mono" fo:font-size="9.80000019073486pt"/>
    </style:style>
    <style:style style:name="T5" style:family="text">
      <style:text-properties fo:color="#6a8759"/>
    </style:style>
    <style:style style:name="T6" style:family="text">
      <style:text-properties fo:color="#6a8759" style:font-name="JetBrains Mono" fo:font-size="9.80000019073486pt"/>
    </style:style>
    <style:style style:name="T7" style:family="text">
      <style:text-properties style:font-name="JetBrains Mono" fo:font-size="9.80000019073486pt"/>
    </style:style>
    <style:style style:name="T8" style:family="text">
      <style:text-properties fo:color="#9876aa" style:font-name="JetBrains Mono" fo:font-size="9.80000019073486pt"/>
    </style:style>
    <style:style style:name="T9" style:family="text">
      <style:text-properties fo:color="#9876aa" style:font-name="JetBrains Mono" fo:font-size="9.80000019073486pt" fo:font-style="italic"/>
    </style:style>
    <style:style style:name="T10" style:family="text">
      <style:text-properties fo:color="#cc7832"/>
    </style:style>
    <style:style style:name="T11" style:family="text">
      <style:text-properties fo:color="#cc7832" style:font-name="JetBrains Mono" fo:font-size="9.80000019073486pt"/>
    </style:style>
    <style:style style:name="T12" style:family="text">
      <style:text-properties fo:color="#bbb529"/>
    </style:style>
    <style:style style:name="T13" style:family="text">
      <style:text-properties fo:color="#bbb529" style:font-name="JetBrains Mono" fo:font-size="9.80000019073486pt"/>
    </style:style>
    <style:style style:name="T14" style:family="text">
      <style:text-properties fo:color="#ffc66d" style:font-name="JetBrains Mono" fo:font-size="9.8000001907348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<text:tab/>MAINACTIVITY.xml</text:p>
      <text:p text:style-name="Standard"/>
      <text:p text:style-name="Standard"><text:tab/><text:span text:style-name="T2">&lt;?</text:span><text:span text:style-name="T4">xml version</text:span><text:span text:style-name="T6">="1.0" </text:span><text:span text:style-name="T4">encoding</text:span><text:span text:style-name="T6">="utf-8"</text:span><text:span text:style-name="T2">?&gt;</text:span></text:p>
      <text:p text:style-name="P6">&lt;androidx.appcompat.widget.LinearLayoutCompat</text:p>
      <text:p text:style-name="P3"><text:span text:style-name="T1"><text:s text:c="4"/></text:span><text:span text:style-name="T4">xmlns:</text:span><text:span text:style-name="T8">android</text:span><text:span text:style-name="T6">="http://schemas.android.com/apk/res/android"</text:span></text:p>
      <text:p text:style-name="P3"><text:span text:style-name="T5"><text:s text:c="4"/></text:span><text:span text:style-name="T8">android</text:span><text:span text:style-name="T4">:layout_width</text:span><text:span text:style-name="T6">="match_parent"</text:span></text:p>
      <text:p text:style-name="P3"><text:span text:style-name="T5"><text:s text:c="4"/></text:span><text:span text:style-name="T8">android</text:span><text:span text:style-name="T4">:layout_height</text:span><text:span text:style-name="T6">="match_parent"</text:span></text:p>
      <text:p text:style-name="P3"><text:span text:style-name="T5"><text:s text:c="4"/></text:span><text:span text:style-name="T8">android</text:span><text:span text:style-name="T4">:orientation</text:span><text:span text:style-name="T6">="vertical"</text:span><text:span text:style-name="T2">&gt;</text:span></text:p>
      <text:p text:style-name="P5"><text:s text:c="4"/><text:span text:style-name="T7">&lt;LinearLayout</text:span></text:p>
      <text:p text:style-name="P3"><text:span text:style-name="T1"><text:s text:c="8"/></text:span><text:span text:style-name="T8">android</text:span><text:span text:style-name="T4">:layout_width</text:span><text:span text:style-name="T6">="match_parent"</text:span></text:p>
      <text:p text:style-name="P3"><text:span text:style-name="T5"><text:s text:c="8"/></text:span><text:span text:style-name="T8">android</text:span><text:span text:style-name="T4">:layout_height</text:span><text:span text:style-name="T6">="wrap_content"</text:span></text:p>
      <text:p text:style-name="P3"><text:span text:style-name="T5"><text:s text:c="8"/></text:span><text:span text:style-name="T8">android</text:span><text:span text:style-name="T4">:orientation</text:span><text:span text:style-name="T6">="horizontal"</text:span><text:span text:style-name="T2">&gt;</text:span></text:p>
      <text:p text:style-name="P5"><text:s text:c="8"/><text:span text:style-name="T7">&lt;TextView</text:span></text:p>
      <text:p text:style-name="P3"><text:span text:style-name="T1"><text:s text:c="12"/></text:span><text:span text:style-name="T8">android</text:span><text:span text:style-name="T4">:id</text:span><text:span text:style-name="T6">="@+id/heading"</text:span></text:p>
      <text:p text:style-name="P3"><text:span text:style-name="T5"><text:s text:c="12"/></text:span><text:span text:style-name="T8">android</text:span><text:span text:style-name="T4">:text</text:span><text:span text:style-name="T6">="Food 4 U"</text:span></text:p>
      <text:p text:style-name="P3"><text:span text:style-name="T5"><text:s text:c="12"/></text:span><text:span text:style-name="T8">android</text:span><text:span text:style-name="T4">:layout_height</text:span><text:span text:style-name="T6">="wrap_content"</text:span></text:p>
      <text:p text:style-name="P3"><text:span text:style-name="T5"><text:s text:c="12"/></text:span><text:span text:style-name="T8">android</text:span><text:span text:style-name="T4">:layout_width</text:span><text:span text:style-name="T6">="match_parent"</text:span></text:p>
      <text:p text:style-name="P3"><text:span text:style-name="T5"><text:s text:c="12"/></text:span><text:span text:style-name="T8">android</text:span><text:span text:style-name="T4">:gravity</text:span><text:span text:style-name="T6">="center"</text:span><text:span text:style-name="T2">/&gt;</text:span></text:p>
      <text:p text:style-name="P5"><text:s text:c="4"/><text:span text:style-name="T7">&lt;/LinearLayout&gt;</text:span></text:p>
      <text:p text:style-name="P5"><text:s text:c="4"/><text:span text:style-name="T7">&lt;LinearLayout</text:span></text:p>
      <text:p text:style-name="P3"><text:span text:style-name="T1"><text:s text:c="8"/></text:span><text:span text:style-name="T8">android</text:span><text:span text:style-name="T4">:layout_width</text:span><text:span text:style-name="T6">="match_parent"</text:span></text:p>
      <text:p text:style-name="P3"><text:span text:style-name="T5"><text:s text:c="8"/></text:span><text:span text:style-name="T8">android</text:span><text:span text:style-name="T4">:layout_height</text:span><text:span text:style-name="T6">="wrap_content"</text:span></text:p>
      <text:p text:style-name="P3"><text:span text:style-name="T5"><text:s text:c="8"/></text:span><text:span text:style-name="T8">android</text:span><text:span text:style-name="T4">:orientation</text:span><text:span text:style-name="T6">="horizontal"</text:span><text:span text:style-name="T2">&gt;</text:span></text:p>
      <text:p text:style-name="P5"><text:s text:c="8"/><text:span text:style-name="T7">&lt;Space</text:span></text:p>
      <text:p text:style-name="P3"><text:span text:style-name="T1"><text:s text:c="12"/></text:span><text:span text:style-name="T8">android</text:span><text:span text:style-name="T4">:layout_width</text:span><text:span text:style-name="T6">="50dp"</text:span></text:p>
      <text:p text:style-name="P3"><text:span text:style-name="T5"><text:s text:c="12"/></text:span><text:span text:style-name="T8">android</text:span><text:span text:style-name="T4">:layout_height</text:span><text:span text:style-name="T6">="25dp"</text:span><text:span text:style-name="T2">/&gt;</text:span></text:p>
      <text:p text:style-name="P5"><text:s text:c="4"/><text:span text:style-name="T7">&lt;/LinearLayout&gt;</text:span></text:p>
      <text:p text:style-name="P5"><text:s text:c="4"/><text:span text:style-name="T7">&lt;LinearLayout</text:span></text:p>
      <text:p text:style-name="P3"><text:span text:style-name="T1"><text:s text:c="8"/></text:span><text:span text:style-name="T8">android</text:span><text:span text:style-name="T4">:layout_width</text:span><text:span text:style-name="T6">="match_parent"</text:span></text:p>
      <text:p text:style-name="P3"><text:span text:style-name="T5"><text:s text:c="8"/></text:span><text:span text:style-name="T8">android</text:span><text:span text:style-name="T4">:layout_height</text:span><text:span text:style-name="T6">="wrap_content"</text:span></text:p>
      <text:p text:style-name="P3"><text:span text:style-name="T5"><text:s text:c="8"/></text:span><text:span text:style-name="T8">android</text:span><text:span text:style-name="T4">:orientation</text:span><text:span text:style-name="T6">="horizontal"</text:span><text:span text:style-name="T2">&gt;</text:span></text:p>
      <text:p text:style-name="P5"><text:s text:c="8"/><text:span text:style-name="T7">&lt;Space</text:span></text:p>
      <text:p text:style-name="P3"><text:span text:style-name="T1"><text:s text:c="12"/></text:span><text:span text:style-name="T8">android</text:span><text:span text:style-name="T4">:layout_width</text:span><text:span text:style-name="T6">="50dp"</text:span></text:p>
      <text:p text:style-name="P3"><text:span text:style-name="T5"><text:s text:c="12"/></text:span><text:span text:style-name="T8">android</text:span><text:span text:style-name="T4">:layout_height</text:span><text:span text:style-name="T6">="wrap_content"</text:span><text:span text:style-name="T2">/&gt;</text:span></text:p>
      <text:p text:style-name="P5"><text:s text:c="8"/><text:span text:style-name="T7">&lt;Button</text:span></text:p>
      <text:p text:style-name="P3"><text:span text:style-name="T1"><text:s text:c="12"/></text:span><text:span text:style-name="T8">android</text:span><text:span text:style-name="T4">:id</text:span><text:span text:style-name="T6">="@+id/b1"</text:span></text:p>
      <text:p text:style-name="P3"><text:span text:style-name="T5"><text:s text:c="12"/></text:span><text:span text:style-name="T8">android</text:span><text:span text:style-name="T4">:text</text:span><text:span text:style-name="T6">="Order"</text:span></text:p>
      <text:p text:style-name="P3"><text:span text:style-name="T5"><text:s text:c="12"/></text:span><text:span text:style-name="T8">android</text:span><text:span text:style-name="T4">:layout_height</text:span><text:span text:style-name="T6">="wrap_content"</text:span></text:p>
      <text:p text:style-name="P3"><text:span text:style-name="T5"><text:s text:c="12"/></text:span><text:span text:style-name="T8">android</text:span><text:span text:style-name="T4">:layout_width</text:span><text:span text:style-name="T6">="wrap_content"</text:span><text:span text:style-name="T2">/&gt;</text:span></text:p>
      <text:p text:style-name="P5"><text:s text:c="8"/><text:span text:style-name="T7">&lt;Space</text:span></text:p>
      <text:p text:style-name="P3"><text:span text:style-name="T1"><text:s text:c="12"/></text:span><text:span text:style-name="T8">android</text:span><text:span text:style-name="T4">:layout_width</text:span><text:span text:style-name="T6">="100dp"</text:span></text:p>
      <text:p text:style-name="P3"><text:span text:style-name="T5"><text:s text:c="12"/></text:span><text:span text:style-name="T8">android</text:span><text:span text:style-name="T4">:layout_height</text:span><text:span text:style-name="T6">="wrap_content"</text:span><text:span text:style-name="T2">/&gt;</text:span></text:p>
      <text:p text:style-name="P5"><text:s text:c="8"/><text:span text:style-name="T7">&lt;Button</text:span></text:p>
      <text:p text:style-name="P3"><text:span text:style-name="T1"><text:s text:c="12"/></text:span><text:span text:style-name="T8">android</text:span><text:span text:style-name="T4">:id</text:span><text:span text:style-name="T6">="@+id/b2"</text:span></text:p>
      <text:p text:style-name="P3"><text:span text:style-name="T5"><text:s text:c="12"/></text:span><text:span text:style-name="T8">android</text:span><text:span text:style-name="T4">:layout_width</text:span><text:span text:style-name="T6">="wrap_content"</text:span></text:p>
      <text:p text:style-name="P3"><text:span text:style-name="T5"><text:s text:c="12"/></text:span><text:span text:style-name="T8">android</text:span><text:span text:style-name="T4">:layout_height</text:span><text:span text:style-name="T6">="wrap_content"</text:span></text:p>
      <text:p text:style-name="P3"><text:span text:style-name="T5"><text:s text:c="12"/></text:span><text:span text:style-name="T8">android</text:span><text:span text:style-name="T4">:text</text:span><text:span text:style-name="T6">="Price List" </text:span><text:span text:style-name="T2">/&gt;</text:span></text:p>
      <text:p text:style-name="P5"><text:s text:c="4"/><text:span text:style-name="T7">&lt;/LinearLayout&gt;</text:span></text:p>
      <text:p text:style-name="P5"><text:s text:c="4"/><text:span text:style-name="T7">&lt;LinearLayout</text:span></text:p>
      <text:p text:style-name="P3"><text:span text:style-name="T1"><text:s text:c="8"/></text:span><text:span text:style-name="T8">android</text:span><text:span text:style-name="T4">:layout_width</text:span><text:span text:style-name="T6">="match_parent"</text:span></text:p>
      <text:p text:style-name="P3"><text:span text:style-name="T5"><text:s text:c="8"/></text:span><text:span text:style-name="T8">android</text:span><text:span text:style-name="T4">:layout_height</text:span><text:span text:style-name="T6">="wrap_content"</text:span></text:p>
      <text:p text:style-name="P3"><text:span text:style-name="T5"><text:s text:c="8"/></text:span><text:span text:style-name="T8">android</text:span><text:span text:style-name="T4">:orientation</text:span><text:span text:style-name="T6">="horizontal"</text:span><text:span text:style-name="T2">&gt;</text:span></text:p>
      <text:p text:style-name="P5"><text:s text:c="8"/><text:span text:style-name="T7">&lt;Space</text:span></text:p>
      <text:p text:style-name="P3"><text:span text:style-name="T1"><text:s text:c="12"/></text:span><text:span text:style-name="T8">android</text:span><text:span text:style-name="T4">:layout_width</text:span><text:span text:style-name="T6">="50dp"</text:span></text:p>
      <text:p text:style-name="P3"><text:span text:style-name="T5"><text:s text:c="12"/></text:span><text:span text:style-name="T8">android</text:span><text:span text:style-name="T4">:layout_height</text:span><text:span text:style-name="T6">="25dp"</text:span><text:span text:style-name="T2">/&gt;</text:span></text:p>
      <text:p text:style-name="P5"><text:s text:c="8"/><text:span text:style-name="T7">&lt;androidx.fragment.app.FragmentContainerView</text:span></text:p>
      <text:p text:style-name="P3"><text:soft-page-break/><text:span text:style-name="T1"><text:s text:c="12"/></text:span><text:span text:style-name="T8">android</text:span><text:span text:style-name="T4">:id</text:span><text:span text:style-name="T6">="@+id/fragmentContainerView"</text:span></text:p>
      <text:p text:style-name="P3"><text:span text:style-name="T5"><text:s text:c="12"/></text:span><text:span text:style-name="T8">android</text:span><text:span text:style-name="T4">:name</text:span><text:span text:style-name="T6">="com.example.internallabapp.book"</text:span></text:p>
      <text:p text:style-name="P3"><text:span text:style-name="T5"><text:s text:c="12"/></text:span><text:span text:style-name="T8">android</text:span><text:span text:style-name="T4">:layout_width</text:span><text:span text:style-name="T6">="wrap_content"</text:span></text:p>
      <text:p text:style-name="P3"><text:span text:style-name="T5"><text:s text:c="12"/></text:span><text:span text:style-name="T8">android</text:span><text:span text:style-name="T4">:layout_height</text:span><text:span text:style-name="T6">="wrap_content"</text:span></text:p>
      <text:p text:style-name="P3"><text:span text:style-name="T5"><text:s text:c="12"/></text:span><text:span text:style-name="T8">android</text:span><text:span text:style-name="T4">:layout_weight</text:span><text:span text:style-name="T6">="1" </text:span><text:span text:style-name="T2">/&gt;</text:span></text:p>
      <text:p text:style-name="P5"><text:s text:c="4"/><text:span text:style-name="T7">&lt;/LinearLayout&gt;</text:span></text:p>
      <text:p text:style-name="P1">&lt;/androidx.appcompat.widget.LinearLayoutCompat&gt;</text:p>
      <text:p text:style-name="Standard"/>
      <text:p text:style-name="Standard">Fragment1</text:p>
      <text:p text:style-name="Standard"/>
      <text:p text:style-name="P4"><text:span text:style-name="T1">&lt;?</text:span><text:span text:style-name="T3">xml version</text:span><text:span text:style-name="T5">="1.0" </text:span><text:span text:style-name="T3">encoding</text:span><text:span text:style-name="T5">="utf-8"</text:span><text:span text:style-name="T1">?&gt;</text:span></text:p>
      <text:p text:style-name="P6">&lt;androidx.appcompat.widget.LinearLayoutCompat</text:p>
      <text:p text:style-name="P3"><text:span text:style-name="T1"><text:s text:c="4"/></text:span><text:span text:style-name="T4">xmlns:</text:span><text:span text:style-name="T8">android</text:span><text:span text:style-name="T6">="http://schemas.android.com/apk/res/android"</text:span></text:p>
      <text:p text:style-name="P3"><text:span text:style-name="T5"><text:s text:c="4"/></text:span><text:span text:style-name="T8">android</text:span><text:span text:style-name="T4">:layout_width</text:span><text:span text:style-name="T6">="match_parent"</text:span></text:p>
      <text:p text:style-name="P3"><text:span text:style-name="T5"><text:s text:c="4"/></text:span><text:span text:style-name="T8">android</text:span><text:span text:style-name="T4">:layout_height</text:span><text:span text:style-name="T6">="match_parent"</text:span></text:p>
      <text:p text:style-name="P3"><text:span text:style-name="T5"><text:s text:c="4"/></text:span><text:span text:style-name="T8">android</text:span><text:span text:style-name="T4">:orientation</text:span><text:span text:style-name="T6">="vertical"</text:span><text:span text:style-name="T2">&gt;</text:span></text:p>
      <text:p text:style-name="P5"><text:s text:c="4"/><text:span text:style-name="T7">&lt;LinearLayout</text:span></text:p>
      <text:p text:style-name="P3"><text:span text:style-name="T1"><text:s text:c="8"/></text:span><text:span text:style-name="T8">android</text:span><text:span text:style-name="T4">:layout_width</text:span><text:span text:style-name="T6">="match_parent"</text:span></text:p>
      <text:p text:style-name="P3"><text:span text:style-name="T5"><text:s text:c="8"/></text:span><text:span text:style-name="T8">android</text:span><text:span text:style-name="T4">:layout_height</text:span><text:span text:style-name="T6">="wrap_content"</text:span></text:p>
      <text:p text:style-name="P3"><text:span text:style-name="T5"><text:s text:c="8"/></text:span><text:span text:style-name="T8">android</text:span><text:span text:style-name="T4">:orientation</text:span><text:span text:style-name="T6">="horizontal"</text:span><text:span text:style-name="T2">&gt;</text:span></text:p>
      <text:p text:style-name="P5"><text:s text:c="8"/><text:span text:style-name="T7">&lt;TextView</text:span></text:p>
      <text:p text:style-name="P3"><text:span text:style-name="T1"><text:s text:c="12"/></text:span><text:span text:style-name="T8">android</text:span><text:span text:style-name="T4">:id</text:span><text:span text:style-name="T6">="@+id/heading"</text:span></text:p>
      <text:p text:style-name="P3"><text:span text:style-name="T5"><text:s text:c="12"/></text:span><text:span text:style-name="T8">android</text:span><text:span text:style-name="T4">:text</text:span><text:span text:style-name="T6">="BOOKING"</text:span></text:p>
      <text:p text:style-name="P3"><text:span text:style-name="T5"><text:s text:c="12"/></text:span><text:span text:style-name="T8">android</text:span><text:span text:style-name="T4">:layout_height</text:span><text:span text:style-name="T6">="wrap_content"</text:span></text:p>
      <text:p text:style-name="P3"><text:span text:style-name="T5"><text:s text:c="12"/></text:span><text:span text:style-name="T8">android</text:span><text:span text:style-name="T4">:layout_width</text:span><text:span text:style-name="T6">="match_parent"</text:span></text:p>
      <text:p text:style-name="P3"><text:span text:style-name="T5"><text:s text:c="12"/></text:span><text:span text:style-name="T8">android</text:span><text:span text:style-name="T4">:gravity</text:span><text:span text:style-name="T6">="center"</text:span><text:span text:style-name="T2">/&gt;</text:span></text:p>
      <text:p text:style-name="P5"><text:s text:c="4"/><text:span text:style-name="T7">&lt;/LinearLayout&gt;</text:span></text:p>
      <text:p text:style-name="P5"><text:s text:c="4"/><text:span text:style-name="T7">&lt;LinearLayout</text:span></text:p>
      <text:p text:style-name="P3"><text:span text:style-name="T1"><text:s text:c="8"/></text:span><text:span text:style-name="T8">android</text:span><text:span text:style-name="T4">:layout_width</text:span><text:span text:style-name="T6">="match_parent"</text:span></text:p>
      <text:p text:style-name="P3"><text:span text:style-name="T5"><text:s text:c="8"/></text:span><text:span text:style-name="T8">android</text:span><text:span text:style-name="T4">:layout_height</text:span><text:span text:style-name="T6">="wrap_content"</text:span></text:p>
      <text:p text:style-name="P3"><text:span text:style-name="T5"><text:s text:c="8"/></text:span><text:span text:style-name="T8">android</text:span><text:span text:style-name="T4">:orientation</text:span><text:span text:style-name="T6">="horizontal"</text:span><text:span text:style-name="T2">&gt;</text:span></text:p>
      <text:p text:style-name="P5"><text:s text:c="8"/><text:span text:style-name="T7">&lt;Space</text:span></text:p>
      <text:p text:style-name="P3"><text:span text:style-name="T1"><text:s text:c="12"/></text:span><text:span text:style-name="T8">android</text:span><text:span text:style-name="T4">:layout_width</text:span><text:span text:style-name="T6">="25dp"</text:span></text:p>
      <text:p text:style-name="P3"><text:span text:style-name="T5"><text:s text:c="12"/></text:span><text:span text:style-name="T8">android</text:span><text:span text:style-name="T4">:layout_height</text:span><text:span text:style-name="T6">="wrap_content"</text:span><text:span text:style-name="T2">/&gt;</text:span></text:p>
      <text:p text:style-name="P5"><text:s text:c="8"/><text:span text:style-name="T7">&lt;TextView</text:span></text:p>
      <text:p text:style-name="P3"><text:span text:style-name="T1"><text:s text:c="12"/></text:span><text:span text:style-name="T8">android</text:span><text:span text:style-name="T4">:text</text:span><text:span text:style-name="T6">="Name"</text:span></text:p>
      <text:p text:style-name="P3"><text:span text:style-name="T5"><text:s text:c="12"/></text:span><text:span text:style-name="T8">android</text:span><text:span text:style-name="T4">:layout_width</text:span><text:span text:style-name="T6">="100dp"</text:span></text:p>
      <text:p text:style-name="P3"><text:span text:style-name="T5"><text:s text:c="12"/></text:span><text:span text:style-name="T8">android</text:span><text:span text:style-name="T4">:layout_height</text:span><text:span text:style-name="T6">="wrap_content"</text:span><text:span text:style-name="T2">/&gt;</text:span></text:p>
      <text:p text:style-name="P5"><text:s text:c="8"/><text:span text:style-name="T7">&lt;Space</text:span></text:p>
      <text:p text:style-name="P3"><text:span text:style-name="T1"><text:s text:c="12"/></text:span><text:span text:style-name="T8">android</text:span><text:span text:style-name="T4">:layout_width</text:span><text:span text:style-name="T6">="50dp"</text:span></text:p>
      <text:p text:style-name="P3"><text:span text:style-name="T5"><text:s text:c="12"/></text:span><text:span text:style-name="T8">android</text:span><text:span text:style-name="T4">:layout_height</text:span><text:span text:style-name="T6">="wrap_content"</text:span><text:span text:style-name="T2">/&gt;</text:span></text:p>
      <text:p text:style-name="P5"><text:s text:c="8"/><text:span text:style-name="T7">&lt;EditText</text:span></text:p>
      <text:p text:style-name="P3"><text:span text:style-name="T1"><text:s text:c="12"/></text:span><text:span text:style-name="T8">android</text:span><text:span text:style-name="T4">:layout_width</text:span><text:span text:style-name="T6">="200dp"</text:span></text:p>
      <text:p text:style-name="P3"><text:span text:style-name="T5"><text:s text:c="12"/></text:span><text:span text:style-name="T8">android</text:span><text:span text:style-name="T4">:layout_height</text:span><text:span text:style-name="T6">="wrap_content" </text:span><text:span text:style-name="T2">/&gt;</text:span></text:p>
      <text:p text:style-name="P5"><text:s text:c="4"/><text:span text:style-name="T7">&lt;/LinearLayout&gt;</text:span></text:p>
      <text:p text:style-name="P5"><text:s text:c="4"/><text:span text:style-name="T7">&lt;LinearLayout</text:span></text:p>
      <text:p text:style-name="P3"><text:span text:style-name="T1"><text:s text:c="8"/></text:span><text:span text:style-name="T8">android</text:span><text:span text:style-name="T4">:layout_width</text:span><text:span text:style-name="T6">="match_parent"</text:span></text:p>
      <text:p text:style-name="P3"><text:span text:style-name="T5"><text:s text:c="8"/></text:span><text:span text:style-name="T8">android</text:span><text:span text:style-name="T4">:layout_height</text:span><text:span text:style-name="T6">="wrap_content"</text:span></text:p>
      <text:p text:style-name="P3"><text:span text:style-name="T5"><text:s text:c="8"/></text:span><text:span text:style-name="T8">android</text:span><text:span text:style-name="T4">:orientation</text:span><text:span text:style-name="T6">="horizontal"</text:span><text:span text:style-name="T2">&gt;</text:span></text:p>
      <text:p text:style-name="P5"><text:s text:c="8"/><text:span text:style-name="T7">&lt;Space</text:span></text:p>
      <text:p text:style-name="P3"><text:span text:style-name="T1"><text:s text:c="12"/></text:span><text:span text:style-name="T8">android</text:span><text:span text:style-name="T4">:layout_width</text:span><text:span text:style-name="T6">="25dp"</text:span></text:p>
      <text:p text:style-name="P3"><text:span text:style-name="T5"><text:s text:c="12"/></text:span><text:span text:style-name="T8">android</text:span><text:span text:style-name="T4">:layout_height</text:span><text:span text:style-name="T6">="wrap_content"</text:span><text:span text:style-name="T2">/&gt;</text:span></text:p>
      <text:p text:style-name="P5"><text:s text:c="8"/><text:span text:style-name="T7">&lt;TextView</text:span></text:p>
      <text:p text:style-name="P3"><text:span text:style-name="T1"><text:s text:c="12"/></text:span><text:span text:style-name="T8">android</text:span><text:span text:style-name="T4">:text</text:span><text:span text:style-name="T6">="Date"</text:span></text:p>
      <text:p text:style-name="P3"><text:span text:style-name="T5"><text:s text:c="12"/></text:span><text:span text:style-name="T8">android</text:span><text:span text:style-name="T4">:layout_width</text:span><text:span text:style-name="T6">="100dp"</text:span></text:p>
      <text:p text:style-name="P3"><text:span text:style-name="T5"><text:s text:c="12"/></text:span><text:span text:style-name="T8">android</text:span><text:span text:style-name="T4">:layout_height</text:span><text:span text:style-name="T6">="wrap_content"</text:span><text:span text:style-name="T2">/&gt;</text:span></text:p>
      <text:p text:style-name="P5"><text:s text:c="8"/><text:span text:style-name="T7">&lt;Space</text:span></text:p>
      <text:p text:style-name="P3"><text:soft-page-break/><text:span text:style-name="T1"><text:s text:c="12"/></text:span><text:span text:style-name="T8">android</text:span><text:span text:style-name="T4">:layout_width</text:span><text:span text:style-name="T6">="50dp"</text:span></text:p>
      <text:p text:style-name="P3"><text:span text:style-name="T5"><text:s text:c="12"/></text:span><text:span text:style-name="T8">android</text:span><text:span text:style-name="T4">:layout_height</text:span><text:span text:style-name="T6">="wrap_content"</text:span><text:span text:style-name="T2">/&gt;</text:span></text:p>
      <text:p text:style-name="P5"><text:s text:c="8"/><text:span text:style-name="T7">&lt;EditText</text:span></text:p>
      <text:p text:style-name="P3"><text:span text:style-name="T1"><text:s text:c="12"/></text:span><text:span text:style-name="T8">android</text:span><text:span text:style-name="T4">:layout_width</text:span><text:span text:style-name="T6">="200dp"</text:span></text:p>
      <text:p text:style-name="P3"><text:span text:style-name="T5"><text:s text:c="12"/></text:span><text:span text:style-name="T8">android</text:span><text:span text:style-name="T4">:layout_height</text:span><text:span text:style-name="T6">="wrap_content" </text:span><text:span text:style-name="T2">/&gt;</text:span></text:p>
      <text:p text:style-name="P5"><text:s text:c="4"/><text:span text:style-name="T7">&lt;/LinearLayout&gt;</text:span></text:p>
      <text:p text:style-name="P5"><text:s text:c="4"/><text:span text:style-name="T7">&lt;LinearLayout</text:span></text:p>
      <text:p text:style-name="P3"><text:span text:style-name="T1"><text:s text:c="8"/></text:span><text:span text:style-name="T8">android</text:span><text:span text:style-name="T4">:layout_width</text:span><text:span text:style-name="T6">="match_parent"</text:span></text:p>
      <text:p text:style-name="P3"><text:span text:style-name="T5"><text:s text:c="8"/></text:span><text:span text:style-name="T8">android</text:span><text:span text:style-name="T4">:layout_height</text:span><text:span text:style-name="T6">="wrap_content"</text:span></text:p>
      <text:p text:style-name="P3"><text:span text:style-name="T5"><text:s text:c="8"/></text:span><text:span text:style-name="T8">android</text:span><text:span text:style-name="T4">:orientation</text:span><text:span text:style-name="T6">="horizontal"</text:span><text:span text:style-name="T2">&gt;</text:span></text:p>
      <text:p text:style-name="P5"><text:s text:c="8"/><text:span text:style-name="T7">&lt;Space</text:span></text:p>
      <text:p text:style-name="P3"><text:span text:style-name="T1"><text:s text:c="12"/></text:span><text:span text:style-name="T8">android</text:span><text:span text:style-name="T4">:layout_width</text:span><text:span text:style-name="T6">="25dp"</text:span></text:p>
      <text:p text:style-name="P3"><text:span text:style-name="T5"><text:s text:c="12"/></text:span><text:span text:style-name="T8">android</text:span><text:span text:style-name="T4">:layout_height</text:span><text:span text:style-name="T6">="wrap_content"</text:span><text:span text:style-name="T2">/&gt;</text:span></text:p>
      <text:p text:style-name="P5"><text:s text:c="8"/><text:span text:style-name="T7">&lt;TextView</text:span></text:p>
      <text:p text:style-name="P3"><text:span text:style-name="T1"><text:s text:c="12"/></text:span><text:span text:style-name="T8">android</text:span><text:span text:style-name="T4">:text</text:span><text:span text:style-name="T6">="Choose Items"</text:span></text:p>
      <text:p text:style-name="P3"><text:span text:style-name="T5"><text:s text:c="12"/></text:span><text:span text:style-name="T8">android</text:span><text:span text:style-name="T4">:layout_width</text:span><text:span text:style-name="T6">="100dp"</text:span></text:p>
      <text:p text:style-name="P3"><text:span text:style-name="T5"><text:s text:c="12"/></text:span><text:span text:style-name="T8">android</text:span><text:span text:style-name="T4">:layout_height</text:span><text:span text:style-name="T6">="wrap_content"</text:span><text:span text:style-name="T2">/&gt;</text:span></text:p>
      <text:p text:style-name="P5"><text:s text:c="8"/><text:span text:style-name="T7">&lt;LinearLayout</text:span></text:p>
      <text:p text:style-name="P3"><text:span text:style-name="T1"><text:s text:c="12"/></text:span><text:span text:style-name="T8">android</text:span><text:span text:style-name="T4">:layout_width</text:span><text:span text:style-name="T6">="match_parent"</text:span></text:p>
      <text:p text:style-name="P3"><text:span text:style-name="T5"><text:s text:c="12"/></text:span><text:span text:style-name="T8">android</text:span><text:span text:style-name="T4">:layout_height</text:span><text:span text:style-name="T6">="wrap_content"</text:span></text:p>
      <text:p text:style-name="P3"><text:span text:style-name="T5"><text:s text:c="12"/></text:span><text:span text:style-name="T8">android</text:span><text:span text:style-name="T4">:orientation</text:span><text:span text:style-name="T6">="vertical"</text:span><text:span text:style-name="T2">&gt;</text:span></text:p>
      <text:p text:style-name="P5"><text:s text:c="12"/><text:span text:style-name="T7">&lt;CheckBox</text:span></text:p>
      <text:p text:style-name="P3"><text:span text:style-name="T1"><text:s text:c="16"/></text:span><text:span text:style-name="T8">android</text:span><text:span text:style-name="T4">:id</text:span><text:span text:style-name="T6">="@+id/cb1"</text:span></text:p>
      <text:p text:style-name="P3"><text:span text:style-name="T5"><text:s text:c="16"/></text:span><text:span text:style-name="T8">android</text:span><text:span text:style-name="T4">:layout_width</text:span><text:span text:style-name="T6">="wrap_content"</text:span></text:p>
      <text:p text:style-name="P3"><text:span text:style-name="T5"><text:s text:c="16"/></text:span><text:span text:style-name="T8">android</text:span><text:span text:style-name="T4">:layout_height</text:span><text:span text:style-name="T6">="wrap_content"</text:span></text:p>
      <text:p text:style-name="P3"><text:span text:style-name="T5"><text:s text:c="16"/></text:span><text:span text:style-name="T8">android</text:span><text:span text:style-name="T4">:layout_weight</text:span><text:span text:style-name="T6">="1"</text:span></text:p>
      <text:p text:style-name="P3"><text:span text:style-name="T5"><text:s text:c="16"/></text:span><text:span text:style-name="T8">android</text:span><text:span text:style-name="T4">:text</text:span><text:span text:style-name="T6">="Sandwich" </text:span><text:span text:style-name="T2">/&gt;</text:span></text:p>
      <text:p text:style-name="P5"><text:s text:c="12"/><text:span text:style-name="T7">&lt;CheckBox</text:span></text:p>
      <text:p text:style-name="P3"><text:span text:style-name="T1"><text:s text:c="16"/></text:span><text:span text:style-name="T8">android</text:span><text:span text:style-name="T4">:id</text:span><text:span text:style-name="T6">="@+id/cb2"</text:span></text:p>
      <text:p text:style-name="P3"><text:span text:style-name="T5"><text:s text:c="16"/></text:span><text:span text:style-name="T8">android</text:span><text:span text:style-name="T4">:layout_width</text:span><text:span text:style-name="T6">="wrap_content"</text:span></text:p>
      <text:p text:style-name="P3"><text:span text:style-name="T5"><text:s text:c="16"/></text:span><text:span text:style-name="T8">android</text:span><text:span text:style-name="T4">:layout_height</text:span><text:span text:style-name="T6">="wrap_content"</text:span></text:p>
      <text:p text:style-name="P3"><text:span text:style-name="T5"><text:s text:c="16"/></text:span><text:span text:style-name="T8">android</text:span><text:span text:style-name="T4">:layout_weight</text:span><text:span text:style-name="T6">="1"</text:span></text:p>
      <text:p text:style-name="P3"><text:span text:style-name="T5"><text:s text:c="16"/></text:span><text:span text:style-name="T8">android</text:span><text:span text:style-name="T4">:text</text:span><text:span text:style-name="T6">="Burger" </text:span><text:span text:style-name="T2">/&gt;</text:span></text:p>
      <text:p text:style-name="P5"><text:s text:c="12"/><text:span text:style-name="T7">&lt;CheckBox</text:span></text:p>
      <text:p text:style-name="P3"><text:span text:style-name="T1"><text:s text:c="16"/></text:span><text:span text:style-name="T8">android</text:span><text:span text:style-name="T4">:id</text:span><text:span text:style-name="T6">="@+id/cb3"</text:span></text:p>
      <text:p text:style-name="P3"><text:span text:style-name="T5"><text:s text:c="16"/></text:span><text:span text:style-name="T8">android</text:span><text:span text:style-name="T4">:layout_width</text:span><text:span text:style-name="T6">="wrap_content"</text:span></text:p>
      <text:p text:style-name="P3"><text:span text:style-name="T5"><text:s text:c="16"/></text:span><text:span text:style-name="T8">android</text:span><text:span text:style-name="T4">:layout_height</text:span><text:span text:style-name="T6">="wrap_content"</text:span></text:p>
      <text:p text:style-name="P3"><text:span text:style-name="T5"><text:s text:c="16"/></text:span><text:span text:style-name="T8">android</text:span><text:span text:style-name="T4">:layout_weight</text:span><text:span text:style-name="T6">="1"</text:span></text:p>
      <text:p text:style-name="P3"><text:span text:style-name="T5"><text:s text:c="16"/></text:span><text:span text:style-name="T8">android</text:span><text:span text:style-name="T4">:text</text:span><text:span text:style-name="T6">="Spagetti" </text:span><text:span text:style-name="T2">/&gt;</text:span></text:p>
      <text:p text:style-name="P5"><text:s text:c="12"/><text:span text:style-name="T7">&lt;CheckBox</text:span></text:p>
      <text:p text:style-name="P3"><text:span text:style-name="T1"><text:s text:c="16"/></text:span><text:span text:style-name="T8">android</text:span><text:span text:style-name="T4">:id</text:span><text:span text:style-name="T6">="@+id/cb4"</text:span></text:p>
      <text:p text:style-name="P3"><text:span text:style-name="T5"><text:s text:c="16"/></text:span><text:span text:style-name="T8">android</text:span><text:span text:style-name="T4">:layout_width</text:span><text:span text:style-name="T6">="wrap_content"</text:span></text:p>
      <text:p text:style-name="P3"><text:span text:style-name="T5"><text:s text:c="16"/></text:span><text:span text:style-name="T8">android</text:span><text:span text:style-name="T4">:layout_height</text:span><text:span text:style-name="T6">="wrap_content"</text:span></text:p>
      <text:p text:style-name="P3"><text:span text:style-name="T5"><text:s text:c="16"/></text:span><text:span text:style-name="T8">android</text:span><text:span text:style-name="T4">:layout_weight</text:span><text:span text:style-name="T6">="1"</text:span></text:p>
      <text:p text:style-name="P3"><text:span text:style-name="T5"><text:s text:c="16"/></text:span><text:span text:style-name="T8">android</text:span><text:span text:style-name="T4">:text</text:span><text:span text:style-name="T6">="Cola" </text:span><text:span text:style-name="T2">/&gt;</text:span></text:p>
      <text:p text:style-name="P5"><text:s text:c="12"/><text:span text:style-name="T7">&lt;CheckBox</text:span></text:p>
      <text:p text:style-name="P3"><text:span text:style-name="T1"><text:s text:c="16"/></text:span><text:span text:style-name="T8">android</text:span><text:span text:style-name="T4">:id</text:span><text:span text:style-name="T6">="@+id/cb5"</text:span></text:p>
      <text:p text:style-name="P3"><text:span text:style-name="T5"><text:s text:c="16"/></text:span><text:span text:style-name="T8">android</text:span><text:span text:style-name="T4">:layout_width</text:span><text:span text:style-name="T6">="wrap_content"</text:span></text:p>
      <text:p text:style-name="P3"><text:span text:style-name="T5"><text:s text:c="16"/></text:span><text:span text:style-name="T8">android</text:span><text:span text:style-name="T4">:layout_height</text:span><text:span text:style-name="T6">="wrap_content"</text:span></text:p>
      <text:p text:style-name="P3"><text:span text:style-name="T5"><text:s text:c="16"/></text:span><text:span text:style-name="T8">android</text:span><text:span text:style-name="T4">:layout_weight</text:span><text:span text:style-name="T6">="1"</text:span></text:p>
      <text:p text:style-name="P3"><text:span text:style-name="T5"><text:s text:c="16"/></text:span><text:span text:style-name="T8">android</text:span><text:span text:style-name="T4">:text</text:span><text:span text:style-name="T6">="Shake" </text:span><text:span text:style-name="T2">/&gt;</text:span></text:p>
      <text:p text:style-name="P5"><text:s text:c="12"/><text:span text:style-name="T7">&lt;CheckBox</text:span></text:p>
      <text:p text:style-name="P3"><text:span text:style-name="T1"><text:s text:c="16"/></text:span><text:span text:style-name="T8">android</text:span><text:span text:style-name="T4">:id</text:span><text:span text:style-name="T6">="@+id/cb6"</text:span></text:p>
      <text:p text:style-name="P3"><text:span text:style-name="T5"><text:s text:c="16"/></text:span><text:span text:style-name="T8">android</text:span><text:span text:style-name="T4">:layout_width</text:span><text:span text:style-name="T6">="wrap_content"</text:span></text:p>
      <text:p text:style-name="P3"><text:span text:style-name="T5"><text:s text:c="16"/></text:span><text:span text:style-name="T8">android</text:span><text:span text:style-name="T4">:layout_height</text:span><text:span text:style-name="T6">="wrap_content"</text:span></text:p>
      <text:p text:style-name="P3"><text:span text:style-name="T5"><text:s text:c="16"/></text:span><text:span text:style-name="T8">android</text:span><text:span text:style-name="T4">:layout_weight</text:span><text:span text:style-name="T6">="1"</text:span></text:p>
      <text:p text:style-name="P3"><text:span text:style-name="T5"><text:s text:c="16"/></text:span><text:span text:style-name="T8">android</text:span><text:span text:style-name="T4">:text</text:span><text:span text:style-name="T6">="Meatroll" </text:span><text:span text:style-name="T2">/&gt;</text:span></text:p>
      <text:p text:style-name="P5"><text:s text:c="12"/><text:span text:style-name="T7">&lt;CheckBox</text:span></text:p>
      <text:p text:style-name="P3"><text:span text:style-name="T1"><text:s text:c="16"/></text:span><text:span text:style-name="T8">android</text:span><text:span text:style-name="T4">:id</text:span><text:span text:style-name="T6">="@+id/cb7"</text:span></text:p>
      <text:p text:style-name="P3"><text:soft-page-break/><text:span text:style-name="T5"><text:s text:c="16"/></text:span><text:span text:style-name="T8">android</text:span><text:span text:style-name="T4">:layout_width</text:span><text:span text:style-name="T6">="wrap_content"</text:span></text:p>
      <text:p text:style-name="P3"><text:span text:style-name="T5"><text:s text:c="16"/></text:span><text:span text:style-name="T8">android</text:span><text:span text:style-name="T4">:layout_height</text:span><text:span text:style-name="T6">="wrap_content"</text:span></text:p>
      <text:p text:style-name="P3"><text:span text:style-name="T5"><text:s text:c="16"/></text:span><text:span text:style-name="T8">android</text:span><text:span text:style-name="T4">:layout_weight</text:span><text:span text:style-name="T6">="1"</text:span></text:p>
      <text:p text:style-name="P3"><text:span text:style-name="T5"><text:s text:c="16"/></text:span><text:span text:style-name="T8">android</text:span><text:span text:style-name="T4">:text</text:span><text:span text:style-name="T6">="Lime" </text:span><text:span text:style-name="T2">/&gt;</text:span></text:p>
      <text:p text:style-name="P5"><text:s text:c="12"/><text:span text:style-name="T7">&lt;CheckBox</text:span></text:p>
      <text:p text:style-name="P3"><text:span text:style-name="T1"><text:s text:c="16"/></text:span><text:span text:style-name="T8">android</text:span><text:span text:style-name="T4">:id</text:span><text:span text:style-name="T6">="@+id/cb8"</text:span></text:p>
      <text:p text:style-name="P3"><text:span text:style-name="T5"><text:s text:c="16"/></text:span><text:span text:style-name="T8">android</text:span><text:span text:style-name="T4">:layout_width</text:span><text:span text:style-name="T6">="wrap_content"</text:span></text:p>
      <text:p text:style-name="P3"><text:span text:style-name="T5"><text:s text:c="16"/></text:span><text:span text:style-name="T8">android</text:span><text:span text:style-name="T4">:layout_height</text:span><text:span text:style-name="T6">="wrap_content"</text:span></text:p>
      <text:p text:style-name="P3"><text:span text:style-name="T5"><text:s text:c="16"/></text:span><text:span text:style-name="T8">android</text:span><text:span text:style-name="T4">:layout_weight</text:span><text:span text:style-name="T6">="1"</text:span></text:p>
      <text:p text:style-name="P3"><text:span text:style-name="T5"><text:s text:c="16"/></text:span><text:span text:style-name="T8">android</text:span><text:span text:style-name="T4">:text</text:span><text:span text:style-name="T6">="BreadRoast" </text:span><text:span text:style-name="T2">/&gt;</text:span></text:p>
      <text:p text:style-name="P5"><text:s text:c="8"/><text:span text:style-name="T7">&lt;/LinearLayout&gt;</text:span></text:p>
      <text:p text:style-name="P5"><text:s text:c="4"/><text:span text:style-name="T7">&lt;/LinearLayout&gt;</text:span></text:p>
      <text:p text:style-name="P5"><text:s text:c="4"/><text:span text:style-name="T7">&lt;LinearLayout</text:span></text:p>
      <text:p text:style-name="P3"><text:span text:style-name="T1"><text:s text:c="8"/></text:span><text:span text:style-name="T8">android</text:span><text:span text:style-name="T4">:layout_width</text:span><text:span text:style-name="T6">="match_parent"</text:span></text:p>
      <text:p text:style-name="P3"><text:span text:style-name="T5"><text:s text:c="8"/></text:span><text:span text:style-name="T8">android</text:span><text:span text:style-name="T4">:layout_height</text:span><text:span text:style-name="T6">="wrap_content"</text:span></text:p>
      <text:p text:style-name="P3"><text:span text:style-name="T5"><text:s text:c="8"/></text:span><text:span text:style-name="T8">android</text:span><text:span text:style-name="T4">:orientation</text:span><text:span text:style-name="T6">="horizontal"</text:span><text:span text:style-name="T2">&gt;</text:span></text:p>
      <text:p text:style-name="P5"><text:s text:c="8"/><text:span text:style-name="T7">&lt;Button</text:span></text:p>
      <text:p text:style-name="P3"><text:span text:style-name="T1"><text:s text:c="12"/></text:span><text:span text:style-name="T8">android</text:span><text:span text:style-name="T4">:id</text:span><text:span text:style-name="T6">="@+id/bookbtn"</text:span></text:p>
      <text:p text:style-name="P3"><text:span text:style-name="T5"><text:s text:c="12"/></text:span><text:span text:style-name="T8">android</text:span><text:span text:style-name="T4">:layout_width</text:span><text:span text:style-name="T6">="wrap_content"</text:span></text:p>
      <text:p text:style-name="P3"><text:span text:style-name="T5"><text:s text:c="12"/></text:span><text:span text:style-name="T8">android</text:span><text:span text:style-name="T4">:layout_height</text:span><text:span text:style-name="T6">="wrap_content"</text:span></text:p>
      <text:p text:style-name="P3"><text:span text:style-name="T5"><text:s text:c="12"/></text:span><text:span text:style-name="T8">android</text:span><text:span text:style-name="T4">:gravity</text:span><text:span text:style-name="T6">="center"</text:span></text:p>
      <text:p text:style-name="P3"><text:span text:style-name="T5"><text:s text:c="12"/></text:span><text:span text:style-name="T8">android</text:span><text:span text:style-name="T4">:text</text:span><text:span text:style-name="T6">="BOOK" </text:span><text:span text:style-name="T2">/&gt;</text:span></text:p>
      <text:p text:style-name="P5"><text:s text:c="4"/><text:span text:style-name="T7">&lt;/LinearLayout&gt;</text:span></text:p>
      <text:p text:style-name="P1">&lt;/androidx.appcompat.widget.LinearLayoutCompat&gt;</text:p>
      <text:p text:style-name="Standard"/>
      <text:p text:style-name="Standard">Fragment 2</text:p>
      <text:p text:style-name="Standard"/>
      <text:p text:style-name="P4"><text:span text:style-name="T1">&lt;?</text:span><text:span text:style-name="T3">xml version</text:span><text:span text:style-name="T5">="1.0" </text:span><text:span text:style-name="T3">encoding</text:span><text:span text:style-name="T5">="utf-8"</text:span><text:span text:style-name="T1">?&gt;</text:span></text:p>
      <text:p text:style-name="P6">&lt;androidx.constraintlayout.widget.ConstraintLayout</text:p>
      <text:p text:style-name="P3"><text:span text:style-name="T1"><text:s text:c="4"/></text:span><text:span text:style-name="T4">xmlns:</text:span><text:span text:style-name="T8">android</text:span><text:span text:style-name="T6">="http://schemas.android.com/apk/res/android"</text:span></text:p>
      <text:p text:style-name="P3"><text:span text:style-name="T5"><text:s text:c="4"/></text:span><text:span text:style-name="T4">xmlns:</text:span><text:span text:style-name="T8">app</text:span><text:span text:style-name="T6">="http://schemas.android.com/apk/res-auto"</text:span></text:p>
      <text:p text:style-name="P3"><text:span text:style-name="T5"><text:s text:c="4"/></text:span><text:span text:style-name="T4">xmlns:</text:span><text:span text:style-name="T8">tools</text:span><text:span text:style-name="T6">="http://schemas.android.com/tools"</text:span></text:p>
      <text:p text:style-name="P3"><text:span text:style-name="T5"><text:s text:c="4"/></text:span><text:span text:style-name="T8">android</text:span><text:span text:style-name="T4">:layout_width</text:span><text:span text:style-name="T6">="match_parent"</text:span></text:p>
      <text:p text:style-name="P3"><text:span text:style-name="T5"><text:s text:c="4"/></text:span><text:span text:style-name="T8">android</text:span><text:span text:style-name="T4">:layout_height</text:span><text:span text:style-name="T6">="match_parent"</text:span><text:span text:style-name="T2">&gt;</text:span></text:p>
      <text:p text:style-name="P5"><text:s text:c="4"/><text:span text:style-name="T7">&lt;TextView</text:span></text:p>
      <text:p text:style-name="P3"><text:span text:style-name="T1"><text:s text:c="8"/></text:span><text:span text:style-name="T8">android</text:span><text:span text:style-name="T4">:id</text:span><text:span text:style-name="T6">="@+id/textView"</text:span></text:p>
      <text:p text:style-name="P3"><text:span text:style-name="T5"><text:s text:c="8"/></text:span><text:span text:style-name="T8">android</text:span><text:span text:style-name="T4">:layout_width</text:span><text:span text:style-name="T6">="80dp"</text:span></text:p>
      <text:p text:style-name="P3"><text:span text:style-name="T5"><text:s text:c="8"/></text:span><text:span text:style-name="T8">android</text:span><text:span text:style-name="T4">:layout_height</text:span><text:span text:style-name="T6">="28dp"</text:span></text:p>
      <text:p text:style-name="P3"><text:span text:style-name="T5"><text:s text:c="8"/></text:span><text:span text:style-name="T8">android</text:span><text:span text:style-name="T4">:text</text:span><text:span text:style-name="T6">="Price Tags"</text:span></text:p>
      <text:p text:style-name="P3"><text:span text:style-name="T5"><text:s text:c="8"/></text:span><text:span text:style-name="T8">app</text:span><text:span text:style-name="T4">:layout_constraintBottom_toBottomOf</text:span><text:span text:style-name="T6">="parent"</text:span></text:p>
      <text:p text:style-name="P3"><text:span text:style-name="T5"><text:s text:c="8"/></text:span><text:span text:style-name="T8">app</text:span><text:span text:style-name="T4">:layout_constraintEnd_toEndOf</text:span><text:span text:style-name="T6">="parent"</text:span></text:p>
      <text:p text:style-name="P3"><text:span text:style-name="T5"><text:s text:c="8"/></text:span><text:span text:style-name="T8">app</text:span><text:span text:style-name="T4">:layout_constraintHorizontal_bias</text:span><text:span text:style-name="T6">="0.471"</text:span></text:p>
      <text:p text:style-name="P3"><text:span text:style-name="T5"><text:s text:c="8"/></text:span><text:span text:style-name="T8">app</text:span><text:span text:style-name="T4">:layout_constraintStart_toStartOf</text:span><text:span text:style-name="T6">="parent"</text:span></text:p>
      <text:p text:style-name="P3"><text:span text:style-name="T5"><text:s text:c="8"/></text:span><text:span text:style-name="T8">app</text:span><text:span text:style-name="T4">:layout_constraintTop_toTopOf</text:span><text:span text:style-name="T6">="parent"</text:span></text:p>
      <text:p text:style-name="P3"><text:span text:style-name="T5"><text:s text:c="8"/></text:span><text:span text:style-name="T8">app</text:span><text:span text:style-name="T4">:layout_constraintVertical_bias</text:span><text:span text:style-name="T6">="0.053" </text:span><text:span text:style-name="T2">/&gt;</text:span></text:p>
      <text:p text:style-name="P5"><text:s text:c="4"/><text:span text:style-name="T7">&lt;TextView</text:span></text:p>
      <text:p text:style-name="P3"><text:span text:style-name="T1"><text:s text:c="8"/></text:span><text:span text:style-name="T8">android</text:span><text:span text:style-name="T4">:id</text:span><text:span text:style-name="T6">="@+id/textView1"</text:span></text:p>
      <text:p text:style-name="P3"><text:span text:style-name="T5"><text:s text:c="8"/></text:span><text:span text:style-name="T8">android</text:span><text:span text:style-name="T4">:layout_width</text:span><text:span text:style-name="T6">="100dp"</text:span></text:p>
      <text:p text:style-name="P3"><text:span text:style-name="T5"><text:s text:c="8"/></text:span><text:span text:style-name="T8">android</text:span><text:span text:style-name="T4">:layout_height</text:span><text:span text:style-name="T6">="wrap_content"</text:span></text:p>
      <text:p text:style-name="P3"><text:span text:style-name="T5"><text:s text:c="8"/></text:span><text:span text:style-name="T8">android</text:span><text:span text:style-name="T4">:text</text:span><text:span text:style-name="T6">="Sandwich"</text:span></text:p>
      <text:p text:style-name="P3"><text:span text:style-name="T5"><text:s text:c="8"/></text:span><text:span text:style-name="T8">app</text:span><text:span text:style-name="T4">:layout_constraintBottom_toBottomOf</text:span><text:span text:style-name="T6">="parent"</text:span></text:p>
      <text:p text:style-name="P3"><text:span text:style-name="T5"><text:s text:c="8"/></text:span><text:span text:style-name="T8">app</text:span><text:span text:style-name="T4">:layout_constraintEnd_toEndOf</text:span><text:span text:style-name="T6">="parent"</text:span></text:p>
      <text:p text:style-name="P3"><text:span text:style-name="T5"><text:s text:c="8"/></text:span><text:span text:style-name="T8">app</text:span><text:span text:style-name="T4">:layout_constraintHorizontal_bias</text:span><text:span text:style-name="T6">="0.277"</text:span></text:p>
      <text:p text:style-name="P3"><text:span text:style-name="T5"><text:s text:c="8"/></text:span><text:span text:style-name="T8">app</text:span><text:span text:style-name="T4">:layout_constraintStart_toStartOf</text:span><text:span text:style-name="T6">="parent"</text:span></text:p>
      <text:p text:style-name="P3"><text:span text:style-name="T5"><text:s text:c="8"/></text:span><text:span text:style-name="T8">app</text:span><text:span text:style-name="T4">:layout_constraintTop_toTopOf</text:span><text:span text:style-name="T6">="parent"</text:span></text:p>
      <text:p text:style-name="P3"><text:span text:style-name="T5"><text:s text:c="8"/></text:span><text:span text:style-name="T8">app</text:span><text:span text:style-name="T4">:layout_constraintVertical_bias</text:span><text:span text:style-name="T6">="0.15" </text:span><text:span text:style-name="T2">/&gt;</text:span></text:p>
      <text:p text:style-name="P5"><text:s text:c="4"/><text:span text:style-name="T7">&lt;TextView</text:span></text:p>
      <text:p text:style-name="P3"><text:soft-page-break/><text:span text:style-name="T1"><text:s text:c="8"/></text:span><text:span text:style-name="T8">android</text:span><text:span text:style-name="T4">:id</text:span><text:span text:style-name="T6">="@+id/textView2"</text:span></text:p>
      <text:p text:style-name="P3"><text:span text:style-name="T5"><text:s text:c="8"/></text:span><text:span text:style-name="T8">android</text:span><text:span text:style-name="T4">:layout_width</text:span><text:span text:style-name="T6">="100dp"</text:span></text:p>
      <text:p text:style-name="P3"><text:span text:style-name="T5"><text:s text:c="8"/></text:span><text:span text:style-name="T8">android</text:span><text:span text:style-name="T4">:layout_height</text:span><text:span text:style-name="T6">="wrap_content"</text:span></text:p>
      <text:p text:style-name="P3"><text:span text:style-name="T5"><text:s text:c="8"/></text:span><text:span text:style-name="T8">android</text:span><text:span text:style-name="T4">:text</text:span><text:span text:style-name="T6">="40"</text:span></text:p>
      <text:p text:style-name="P3"><text:span text:style-name="T5"><text:s text:c="8"/></text:span><text:span text:style-name="T8">app</text:span><text:span text:style-name="T4">:layout_constraintBottom_toBottomOf</text:span><text:span text:style-name="T6">="parent"</text:span></text:p>
      <text:p text:style-name="P3"><text:span text:style-name="T5"><text:s text:c="8"/></text:span><text:span text:style-name="T8">app</text:span><text:span text:style-name="T4">:layout_constraintEnd_toEndOf</text:span><text:span text:style-name="T6">="parent"</text:span></text:p>
      <text:p text:style-name="P3"><text:span text:style-name="T5"><text:s text:c="8"/></text:span><text:span text:style-name="T8">app</text:span><text:span text:style-name="T4">:layout_constraintHorizontal_bias</text:span><text:span text:style-name="T6">="0.476"</text:span></text:p>
      <text:p text:style-name="P3"><text:span text:style-name="T5"><text:s text:c="8"/></text:span><text:span text:style-name="T8">app</text:span><text:span text:style-name="T4">:layout_constraintStart_toEndOf</text:span><text:span text:style-name="T6">="@+id/textView1"</text:span></text:p>
      <text:p text:style-name="P3"><text:span text:style-name="T5"><text:s text:c="8"/></text:span><text:span text:style-name="T8">app</text:span><text:span text:style-name="T4">:layout_constraintTop_toTopOf</text:span><text:span text:style-name="T6">="parent"</text:span></text:p>
      <text:p text:style-name="P3"><text:span text:style-name="T5"><text:s text:c="8"/></text:span><text:span text:style-name="T8">app</text:span><text:span text:style-name="T4">:layout_constraintVertical_bias</text:span><text:span text:style-name="T6">="0.149" </text:span><text:span text:style-name="T2">/&gt;</text:span></text:p>
      <text:p text:style-name="P5"><text:s text:c="4"/><text:span text:style-name="T7">&lt;TextView</text:span></text:p>
      <text:p text:style-name="P3"><text:span text:style-name="T1"><text:s text:c="8"/></text:span><text:span text:style-name="T8">android</text:span><text:span text:style-name="T4">:id</text:span><text:span text:style-name="T6">="@+id/textView3"</text:span></text:p>
      <text:p text:style-name="P3"><text:span text:style-name="T5"><text:s text:c="8"/></text:span><text:span text:style-name="T8">android</text:span><text:span text:style-name="T4">:layout_width</text:span><text:span text:style-name="T6">="100dp"</text:span></text:p>
      <text:p text:style-name="P3"><text:span text:style-name="T5"><text:s text:c="8"/></text:span><text:span text:style-name="T8">android</text:span><text:span text:style-name="T4">:layout_height</text:span><text:span text:style-name="T6">="wrap_content"</text:span></text:p>
      <text:p text:style-name="P3"><text:span text:style-name="T5"><text:s text:c="8"/></text:span><text:span text:style-name="T8">android</text:span><text:span text:style-name="T4">:text</text:span><text:span text:style-name="T6">="Burger"</text:span></text:p>
      <text:p text:style-name="P3"><text:span text:style-name="T5"><text:s text:c="8"/></text:span><text:span text:style-name="T8">app</text:span><text:span text:style-name="T4">:layout_constraintBottom_toBottomOf</text:span><text:span text:style-name="T6">="parent"</text:span></text:p>
      <text:p text:style-name="P3"><text:span text:style-name="T5"><text:s text:c="8"/></text:span><text:span text:style-name="T8">app</text:span><text:span text:style-name="T4">:layout_constraintEnd_toEndOf</text:span><text:span text:style-name="T6">="parent"</text:span></text:p>
      <text:p text:style-name="P3"><text:span text:style-name="T5"><text:s text:c="8"/></text:span><text:span text:style-name="T8">app</text:span><text:span text:style-name="T4">:layout_constraintHorizontal_bias</text:span><text:span text:style-name="T6">="0.277"</text:span></text:p>
      <text:p text:style-name="P3"><text:span text:style-name="T5"><text:s text:c="8"/></text:span><text:span text:style-name="T8">app</text:span><text:span text:style-name="T4">:layout_constraintStart_toStartOf</text:span><text:span text:style-name="T6">="parent"</text:span></text:p>
      <text:p text:style-name="P3"><text:span text:style-name="T5"><text:s text:c="8"/></text:span><text:span text:style-name="T8">app</text:span><text:span text:style-name="T4">:layout_constraintTop_toBottomOf</text:span><text:span text:style-name="T6">="@+id/textView1"</text:span></text:p>
      <text:p text:style-name="P3"><text:span text:style-name="T5"><text:s text:c="8"/></text:span><text:span text:style-name="T8">app</text:span><text:span text:style-name="T4">:layout_constraintVertical_bias</text:span><text:span text:style-name="T6">="0.049" </text:span><text:span text:style-name="T2">/&gt;</text:span></text:p>
      <text:p text:style-name="P5"><text:s text:c="4"/><text:span text:style-name="T7">&lt;TextView</text:span></text:p>
      <text:p text:style-name="P3"><text:span text:style-name="T1"><text:s text:c="8"/></text:span><text:span text:style-name="T8">android</text:span><text:span text:style-name="T4">:id</text:span><text:span text:style-name="T6">="@+id/textView4"</text:span></text:p>
      <text:p text:style-name="P3"><text:span text:style-name="T5"><text:s text:c="8"/></text:span><text:span text:style-name="T8">android</text:span><text:span text:style-name="T4">:layout_width</text:span><text:span text:style-name="T6">="100dp"</text:span></text:p>
      <text:p text:style-name="P3"><text:span text:style-name="T5"><text:s text:c="8"/></text:span><text:span text:style-name="T8">android</text:span><text:span text:style-name="T4">:layout_height</text:span><text:span text:style-name="T6">="wrap_content"</text:span></text:p>
      <text:p text:style-name="P3"><text:span text:style-name="T5"><text:s text:c="8"/></text:span><text:span text:style-name="T8">android</text:span><text:span text:style-name="T4">:text</text:span><text:span text:style-name="T6">="75"</text:span></text:p>
      <text:p text:style-name="P3"><text:span text:style-name="T5"><text:s text:c="8"/></text:span><text:span text:style-name="T8">app</text:span><text:span text:style-name="T4">:layout_constraintBottom_toBottomOf</text:span><text:span text:style-name="T6">="parent"</text:span></text:p>
      <text:p text:style-name="P3"><text:span text:style-name="T5"><text:s text:c="8"/></text:span><text:span text:style-name="T8">app</text:span><text:span text:style-name="T4">:layout_constraintEnd_toEndOf</text:span><text:span text:style-name="T6">="parent"</text:span></text:p>
      <text:p text:style-name="P3"><text:span text:style-name="T5"><text:s text:c="8"/></text:span><text:span text:style-name="T8">app</text:span><text:span text:style-name="T4">:layout_constraintHorizontal_bias</text:span><text:span text:style-name="T6">="0.476"</text:span></text:p>
      <text:p text:style-name="P3"><text:span text:style-name="T5"><text:s text:c="8"/></text:span><text:span text:style-name="T8">app</text:span><text:span text:style-name="T4">:layout_constraintStart_toEndOf</text:span><text:span text:style-name="T6">="@+id/textView1"</text:span></text:p>
      <text:p text:style-name="P3"><text:span text:style-name="T5"><text:s text:c="8"/></text:span><text:span text:style-name="T8">app</text:span><text:span text:style-name="T4">:layout_constraintTop_toBottomOf</text:span><text:span text:style-name="T6">="@+id/textView2"</text:span></text:p>
      <text:p text:style-name="P3"><text:span text:style-name="T5"><text:s text:c="8"/></text:span><text:span text:style-name="T8">app</text:span><text:span text:style-name="T4">:layout_constraintVertical_bias</text:span><text:span text:style-name="T6">="0.051" </text:span><text:span text:style-name="T2">/&gt;</text:span></text:p>
      <text:p text:style-name="P5"><text:s text:c="4"/><text:span text:style-name="T7">&lt;TextView</text:span></text:p>
      <text:p text:style-name="P3"><text:span text:style-name="T1"><text:s text:c="8"/></text:span><text:span text:style-name="T8">android</text:span><text:span text:style-name="T4">:id</text:span><text:span text:style-name="T6">="@+id/textView5"</text:span></text:p>
      <text:p text:style-name="P3"><text:span text:style-name="T5"><text:s text:c="8"/></text:span><text:span text:style-name="T8">android</text:span><text:span text:style-name="T4">:layout_width</text:span><text:span text:style-name="T6">="100dp"</text:span></text:p>
      <text:p text:style-name="P3"><text:span text:style-name="T5"><text:s text:c="8"/></text:span><text:span text:style-name="T8">android</text:span><text:span text:style-name="T4">:layout_height</text:span><text:span text:style-name="T6">="wrap_content"</text:span></text:p>
      <text:p text:style-name="P3"><text:span text:style-name="T5"><text:s text:c="8"/></text:span><text:span text:style-name="T8">android</text:span><text:span text:style-name="T4">:text</text:span><text:span text:style-name="T6">="Spagetti"</text:span></text:p>
      <text:p text:style-name="P3"><text:span text:style-name="T5"><text:s text:c="8"/></text:span><text:span text:style-name="T8">app</text:span><text:span text:style-name="T4">:layout_constraintBottom_toBottomOf</text:span><text:span text:style-name="T6">="parent"</text:span></text:p>
      <text:p text:style-name="P3"><text:span text:style-name="T5"><text:s text:c="8"/></text:span><text:span text:style-name="T8">app</text:span><text:span text:style-name="T4">:layout_constraintEnd_toEndOf</text:span><text:span text:style-name="T6">="parent"</text:span></text:p>
      <text:p text:style-name="P3"><text:span text:style-name="T5"><text:s text:c="8"/></text:span><text:span text:style-name="T8">app</text:span><text:span text:style-name="T4">:layout_constraintHorizontal_bias</text:span><text:span text:style-name="T6">="0.277"</text:span></text:p>
      <text:p text:style-name="P3"><text:span text:style-name="T5"><text:s text:c="8"/></text:span><text:span text:style-name="T8">app</text:span><text:span text:style-name="T4">:layout_constraintStart_toStartOf</text:span><text:span text:style-name="T6">="parent"</text:span></text:p>
      <text:p text:style-name="P3"><text:span text:style-name="T5"><text:s text:c="8"/></text:span><text:span text:style-name="T8">app</text:span><text:span text:style-name="T4">:layout_constraintTop_toBottomOf</text:span><text:span text:style-name="T6">="@+id/textView3"</text:span></text:p>
      <text:p text:style-name="P3"><text:span text:style-name="T5"><text:s text:c="8"/></text:span><text:span text:style-name="T8">app</text:span><text:span text:style-name="T4">:layout_constraintVertical_bias</text:span><text:span text:style-name="T6">="0.05" </text:span><text:span text:style-name="T2">/&gt;</text:span></text:p>
      <text:p text:style-name="P5"><text:s text:c="4"/><text:span text:style-name="T7">&lt;TextView</text:span></text:p>
      <text:p text:style-name="P3"><text:span text:style-name="T1"><text:s text:c="8"/></text:span><text:span text:style-name="T8">android</text:span><text:span text:style-name="T4">:id</text:span><text:span text:style-name="T6">="@+id/textView6"</text:span></text:p>
      <text:p text:style-name="P3"><text:span text:style-name="T5"><text:s text:c="8"/></text:span><text:span text:style-name="T8">android</text:span><text:span text:style-name="T4">:layout_width</text:span><text:span text:style-name="T6">="100dp"</text:span></text:p>
      <text:p text:style-name="P3"><text:span text:style-name="T5"><text:s text:c="8"/></text:span><text:span text:style-name="T8">android</text:span><text:span text:style-name="T4">:layout_height</text:span><text:span text:style-name="T6">="wrap_content"</text:span></text:p>
      <text:p text:style-name="P3"><text:span text:style-name="T5"><text:s text:c="8"/></text:span><text:span text:style-name="T8">android</text:span><text:span text:style-name="T4">:text</text:span><text:span text:style-name="T6">="100"</text:span></text:p>
      <text:p text:style-name="P3"><text:span text:style-name="T5"><text:s text:c="8"/></text:span><text:span text:style-name="T8">app</text:span><text:span text:style-name="T4">:layout_constraintBottom_toBottomOf</text:span><text:span text:style-name="T6">="parent"</text:span></text:p>
      <text:p text:style-name="P3"><text:span text:style-name="T5"><text:s text:c="8"/></text:span><text:span text:style-name="T8">app</text:span><text:span text:style-name="T4">:layout_constraintEnd_toEndOf</text:span><text:span text:style-name="T6">="parent"</text:span></text:p>
      <text:p text:style-name="P3"><text:span text:style-name="T5"><text:s text:c="8"/></text:span><text:span text:style-name="T8">app</text:span><text:span text:style-name="T4">:layout_constraintHorizontal_bias</text:span><text:span text:style-name="T6">="0.476"</text:span></text:p>
      <text:p text:style-name="P3"><text:span text:style-name="T5"><text:s text:c="8"/></text:span><text:span text:style-name="T8">app</text:span><text:span text:style-name="T4">:layout_constraintStart_toEndOf</text:span><text:span text:style-name="T6">="@+id/textView1"</text:span></text:p>
      <text:p text:style-name="P3"><text:span text:style-name="T5"><text:s text:c="8"/></text:span><text:span text:style-name="T8">app</text:span><text:span text:style-name="T4">:layout_constraintTop_toBottomOf</text:span><text:span text:style-name="T6">="@+id/textView4"</text:span></text:p>
      <text:p text:style-name="P3"><text:span text:style-name="T5"><text:s text:c="8"/></text:span><text:span text:style-name="T8">app</text:span><text:span text:style-name="T4">:layout_constraintVertical_bias</text:span><text:span text:style-name="T6">="0.048" </text:span><text:span text:style-name="T2">/&gt;</text:span></text:p>
      <text:p text:style-name="P5"><text:s text:c="4"/><text:span text:style-name="T7">&lt;TextView</text:span></text:p>
      <text:p text:style-name="P3"><text:span text:style-name="T1"><text:s text:c="8"/></text:span><text:span text:style-name="T8">android</text:span><text:span text:style-name="T4">:id</text:span><text:span text:style-name="T6">="@+id/textView7"</text:span></text:p>
      <text:p text:style-name="P3"><text:span text:style-name="T5"><text:s text:c="8"/></text:span><text:span text:style-name="T8">android</text:span><text:span text:style-name="T4">:layout_width</text:span><text:span text:style-name="T6">="100dp"</text:span></text:p>
      <text:p text:style-name="P3"><text:span text:style-name="T5"><text:s text:c="8"/></text:span><text:span text:style-name="T8">android</text:span><text:span text:style-name="T4">:layout_height</text:span><text:span text:style-name="T6">="wrap_content"</text:span></text:p>
      <text:p text:style-name="P3"><text:span text:style-name="T5"><text:s text:c="8"/></text:span><text:span text:style-name="T8">android</text:span><text:span text:style-name="T4">:text</text:span><text:span text:style-name="T6">="Cola"</text:span></text:p>
      <text:p text:style-name="P3"><text:soft-page-break/><text:span text:style-name="T5"><text:s text:c="8"/></text:span><text:span text:style-name="T8">app</text:span><text:span text:style-name="T4">:layout_constraintBottom_toBottomOf</text:span><text:span text:style-name="T6">="parent"</text:span></text:p>
      <text:p text:style-name="P3"><text:span text:style-name="T5"><text:s text:c="8"/></text:span><text:span text:style-name="T8">app</text:span><text:span text:style-name="T4">:layout_constraintEnd_toEndOf</text:span><text:span text:style-name="T6">="parent"</text:span></text:p>
      <text:p text:style-name="P3"><text:span text:style-name="T5"><text:s text:c="8"/></text:span><text:span text:style-name="T8">app</text:span><text:span text:style-name="T4">:layout_constraintHorizontal_bias</text:span><text:span text:style-name="T6">="0.277"</text:span></text:p>
      <text:p text:style-name="P3"><text:span text:style-name="T5"><text:s text:c="8"/></text:span><text:span text:style-name="T8">app</text:span><text:span text:style-name="T4">:layout_constraintStart_toStartOf</text:span><text:span text:style-name="T6">="parent"</text:span></text:p>
      <text:p text:style-name="P3"><text:span text:style-name="T5"><text:s text:c="8"/></text:span><text:span text:style-name="T8">app</text:span><text:span text:style-name="T4">:layout_constraintTop_toBottomOf</text:span><text:span text:style-name="T6">="@+id/textView5"</text:span></text:p>
      <text:p text:style-name="P3"><text:span text:style-name="T5"><text:s text:c="8"/></text:span><text:span text:style-name="T8">app</text:span><text:span text:style-name="T4">:layout_constraintVertical_bias</text:span><text:span text:style-name="T6">="0.05" </text:span><text:span text:style-name="T2">/&gt;</text:span></text:p>
      <text:p text:style-name="P5"><text:s text:c="4"/><text:span text:style-name="T7">&lt;TextView</text:span></text:p>
      <text:p text:style-name="P3"><text:span text:style-name="T1"><text:s text:c="8"/></text:span><text:span text:style-name="T8">android</text:span><text:span text:style-name="T4">:id</text:span><text:span text:style-name="T6">="@+id/textView8"</text:span></text:p>
      <text:p text:style-name="P3"><text:span text:style-name="T5"><text:s text:c="8"/></text:span><text:span text:style-name="T8">android</text:span><text:span text:style-name="T4">:layout_width</text:span><text:span text:style-name="T6">="100dp"</text:span></text:p>
      <text:p text:style-name="P3"><text:span text:style-name="T5"><text:s text:c="8"/></text:span><text:span text:style-name="T8">android</text:span><text:span text:style-name="T4">:layout_height</text:span><text:span text:style-name="T6">="wrap_content"</text:span></text:p>
      <text:p text:style-name="P3"><text:span text:style-name="T5"><text:s text:c="8"/></text:span><text:span text:style-name="T8">android</text:span><text:span text:style-name="T4">:text</text:span><text:span text:style-name="T6">="40"</text:span></text:p>
      <text:p text:style-name="P3"><text:span text:style-name="T5"><text:s text:c="8"/></text:span><text:span text:style-name="T8">app</text:span><text:span text:style-name="T4">:layout_constraintBottom_toBottomOf</text:span><text:span text:style-name="T6">="parent"</text:span></text:p>
      <text:p text:style-name="P3"><text:span text:style-name="T5"><text:s text:c="8"/></text:span><text:span text:style-name="T8">app</text:span><text:span text:style-name="T4">:layout_constraintEnd_toEndOf</text:span><text:span text:style-name="T6">="parent"</text:span></text:p>
      <text:p text:style-name="P3"><text:span text:style-name="T5"><text:s text:c="8"/></text:span><text:span text:style-name="T8">app</text:span><text:span text:style-name="T4">:layout_constraintHorizontal_bias</text:span><text:span text:style-name="T6">="0.476"</text:span></text:p>
      <text:p text:style-name="P3"><text:span text:style-name="T5"><text:s text:c="8"/></text:span><text:span text:style-name="T8">app</text:span><text:span text:style-name="T4">:layout_constraintStart_toEndOf</text:span><text:span text:style-name="T6">="@+id/textView1"</text:span></text:p>
      <text:p text:style-name="P3"><text:span text:style-name="T5"><text:s text:c="8"/></text:span><text:span text:style-name="T8">app</text:span><text:span text:style-name="T4">:layout_constraintTop_toBottomOf</text:span><text:span text:style-name="T6">="@+id/textView6"</text:span></text:p>
      <text:p text:style-name="P3"><text:span text:style-name="T5"><text:s text:c="8"/></text:span><text:span text:style-name="T8">app</text:span><text:span text:style-name="T4">:layout_constraintVertical_bias</text:span><text:span text:style-name="T6">="0.05" </text:span><text:span text:style-name="T2">/&gt;</text:span></text:p>
      <text:p text:style-name="P5"><text:s text:c="4"/><text:span text:style-name="T7">&lt;TextView</text:span></text:p>
      <text:p text:style-name="P3"><text:span text:style-name="T1"><text:s text:c="8"/></text:span><text:span text:style-name="T8">android</text:span><text:span text:style-name="T4">:id</text:span><text:span text:style-name="T6">="@+id/textView9"</text:span></text:p>
      <text:p text:style-name="P3"><text:span text:style-name="T5"><text:s text:c="8"/></text:span><text:span text:style-name="T8">android</text:span><text:span text:style-name="T4">:layout_width</text:span><text:span text:style-name="T6">="100dp"</text:span></text:p>
      <text:p text:style-name="P3"><text:span text:style-name="T5"><text:s text:c="8"/></text:span><text:span text:style-name="T8">android</text:span><text:span text:style-name="T4">:layout_height</text:span><text:span text:style-name="T6">="wrap_content"</text:span></text:p>
      <text:p text:style-name="P3"><text:span text:style-name="T5"><text:s text:c="8"/></text:span><text:span text:style-name="T8">android</text:span><text:span text:style-name="T4">:text</text:span><text:span text:style-name="T6">="Shake"</text:span></text:p>
      <text:p text:style-name="P3"><text:span text:style-name="T5"><text:s text:c="8"/></text:span><text:span text:style-name="T8">app</text:span><text:span text:style-name="T4">:layout_constraintBottom_toBottomOf</text:span><text:span text:style-name="T6">="parent"</text:span></text:p>
      <text:p text:style-name="P3"><text:span text:style-name="T5"><text:s text:c="8"/></text:span><text:span text:style-name="T8">app</text:span><text:span text:style-name="T4">:layout_constraintEnd_toEndOf</text:span><text:span text:style-name="T6">="parent"</text:span></text:p>
      <text:p text:style-name="P3"><text:span text:style-name="T5"><text:s text:c="8"/></text:span><text:span text:style-name="T8">app</text:span><text:span text:style-name="T4">:layout_constraintHorizontal_bias</text:span><text:span text:style-name="T6">="0.277"</text:span></text:p>
      <text:p text:style-name="P3"><text:span text:style-name="T5"><text:s text:c="8"/></text:span><text:span text:style-name="T8">app</text:span><text:span text:style-name="T4">:layout_constraintStart_toStartOf</text:span><text:span text:style-name="T6">="parent"</text:span></text:p>
      <text:p text:style-name="P3"><text:span text:style-name="T5"><text:s text:c="8"/></text:span><text:span text:style-name="T8">app</text:span><text:span text:style-name="T4">:layout_constraintTop_toBottomOf</text:span><text:span text:style-name="T6">="@+id/textView7"</text:span></text:p>
      <text:p text:style-name="P3"><text:span text:style-name="T5"><text:s text:c="8"/></text:span><text:span text:style-name="T8">app</text:span><text:span text:style-name="T4">:layout_constraintVertical_bias</text:span><text:span text:style-name="T6">="0.05" </text:span><text:span text:style-name="T2">/&gt;</text:span></text:p>
      <text:p text:style-name="P5"><text:s text:c="4"/><text:span text:style-name="T7">&lt;TextView</text:span></text:p>
      <text:p text:style-name="P3"><text:span text:style-name="T1"><text:s text:c="8"/></text:span><text:span text:style-name="T8">android</text:span><text:span text:style-name="T4">:id</text:span><text:span text:style-name="T6">="@+id/textView10"</text:span></text:p>
      <text:p text:style-name="P3"><text:span text:style-name="T5"><text:s text:c="8"/></text:span><text:span text:style-name="T8">android</text:span><text:span text:style-name="T4">:layout_width</text:span><text:span text:style-name="T6">="100dp"</text:span></text:p>
      <text:p text:style-name="P3"><text:span text:style-name="T5"><text:s text:c="8"/></text:span><text:span text:style-name="T8">android</text:span><text:span text:style-name="T4">:layout_height</text:span><text:span text:style-name="T6">="wrap_content"</text:span></text:p>
      <text:p text:style-name="P3"><text:span text:style-name="T5"><text:s text:c="8"/></text:span><text:span text:style-name="T8">android</text:span><text:span text:style-name="T4">:text</text:span><text:span text:style-name="T6">="50"</text:span></text:p>
      <text:p text:style-name="P3"><text:span text:style-name="T5"><text:s text:c="8"/></text:span><text:span text:style-name="T8">app</text:span><text:span text:style-name="T4">:layout_constraintBottom_toBottomOf</text:span><text:span text:style-name="T6">="parent"</text:span></text:p>
      <text:p text:style-name="P3"><text:span text:style-name="T5"><text:s text:c="8"/></text:span><text:span text:style-name="T8">app</text:span><text:span text:style-name="T4">:layout_constraintEnd_toEndOf</text:span><text:span text:style-name="T6">="parent"</text:span></text:p>
      <text:p text:style-name="P3"><text:span text:style-name="T5"><text:s text:c="8"/></text:span><text:span text:style-name="T8">app</text:span><text:span text:style-name="T4">:layout_constraintHorizontal_bias</text:span><text:span text:style-name="T6">="0.476"</text:span></text:p>
      <text:p text:style-name="P3"><text:span text:style-name="T5"><text:s text:c="8"/></text:span><text:span text:style-name="T8">app</text:span><text:span text:style-name="T4">:layout_constraintStart_toEndOf</text:span><text:span text:style-name="T6">="@+id/textView9"</text:span></text:p>
      <text:p text:style-name="P3"><text:span text:style-name="T5"><text:s text:c="8"/></text:span><text:span text:style-name="T8">app</text:span><text:span text:style-name="T4">:layout_constraintTop_toBottomOf</text:span><text:span text:style-name="T6">="@+id/textView8"</text:span></text:p>
      <text:p text:style-name="P3"><text:span text:style-name="T5"><text:s text:c="8"/></text:span><text:span text:style-name="T8">app</text:span><text:span text:style-name="T4">:layout_constraintVertical_bias</text:span><text:span text:style-name="T6">="0.05" </text:span><text:span text:style-name="T2">/&gt;</text:span></text:p>
      <text:p text:style-name="P5"><text:s text:c="4"/><text:span text:style-name="T7">&lt;TextView</text:span></text:p>
      <text:p text:style-name="P3"><text:span text:style-name="T1"><text:s text:c="8"/></text:span><text:span text:style-name="T8">android</text:span><text:span text:style-name="T4">:id</text:span><text:span text:style-name="T6">="@+id/textView11"</text:span></text:p>
      <text:p text:style-name="P3"><text:span text:style-name="T5"><text:s text:c="8"/></text:span><text:span text:style-name="T8">android</text:span><text:span text:style-name="T4">:layout_width</text:span><text:span text:style-name="T6">="100dp"</text:span></text:p>
      <text:p text:style-name="P3"><text:span text:style-name="T5"><text:s text:c="8"/></text:span><text:span text:style-name="T8">android</text:span><text:span text:style-name="T4">:layout_height</text:span><text:span text:style-name="T6">="wrap_content"</text:span></text:p>
      <text:p text:style-name="P3"><text:span text:style-name="T5"><text:s text:c="8"/></text:span><text:span text:style-name="T8">android</text:span><text:span text:style-name="T4">:text</text:span><text:span text:style-name="T6">="Meatroll"</text:span></text:p>
      <text:p text:style-name="P3"><text:span text:style-name="T5"><text:s text:c="8"/></text:span><text:span text:style-name="T8">app</text:span><text:span text:style-name="T4">:layout_constraintBottom_toBottomOf</text:span><text:span text:style-name="T6">="parent"</text:span></text:p>
      <text:p text:style-name="P3"><text:span text:style-name="T5"><text:s text:c="8"/></text:span><text:span text:style-name="T8">app</text:span><text:span text:style-name="T4">:layout_constraintEnd_toEndOf</text:span><text:span text:style-name="T6">="parent"</text:span></text:p>
      <text:p text:style-name="P3"><text:span text:style-name="T5"><text:s text:c="8"/></text:span><text:span text:style-name="T8">app</text:span><text:span text:style-name="T4">:layout_constraintHorizontal_bias</text:span><text:span text:style-name="T6">="0.277"</text:span></text:p>
      <text:p text:style-name="P3"><text:span text:style-name="T5"><text:s text:c="8"/></text:span><text:span text:style-name="T8">app</text:span><text:span text:style-name="T4">:layout_constraintStart_toStartOf</text:span><text:span text:style-name="T6">="parent"</text:span></text:p>
      <text:p text:style-name="P3"><text:span text:style-name="T5"><text:s text:c="8"/></text:span><text:span text:style-name="T8">app</text:span><text:span text:style-name="T4">:layout_constraintTop_toBottomOf</text:span><text:span text:style-name="T6">="@+id/textView9"</text:span></text:p>
      <text:p text:style-name="P3"><text:span text:style-name="T5"><text:s text:c="8"/></text:span><text:span text:style-name="T8">app</text:span><text:span text:style-name="T4">:layout_constraintVertical_bias</text:span><text:span text:style-name="T6">="0.049" </text:span><text:span text:style-name="T2">/&gt;</text:span></text:p>
      <text:p text:style-name="P5"><text:s text:c="4"/><text:span text:style-name="T7">&lt;TextView</text:span></text:p>
      <text:p text:style-name="P3"><text:span text:style-name="T1"><text:s text:c="8"/></text:span><text:span text:style-name="T8">android</text:span><text:span text:style-name="T4">:id</text:span><text:span text:style-name="T6">="@+id/textView12"</text:span></text:p>
      <text:p text:style-name="P3"><text:span text:style-name="T5"><text:s text:c="8"/></text:span><text:span text:style-name="T8">android</text:span><text:span text:style-name="T4">:layout_width</text:span><text:span text:style-name="T6">="100dp"</text:span></text:p>
      <text:p text:style-name="P3"><text:span text:style-name="T5"><text:s text:c="8"/></text:span><text:span text:style-name="T8">android</text:span><text:span text:style-name="T4">:layout_height</text:span><text:span text:style-name="T6">="wrap_content"</text:span></text:p>
      <text:p text:style-name="P3"><text:span text:style-name="T5"><text:s text:c="8"/></text:span><text:span text:style-name="T8">android</text:span><text:span text:style-name="T4">:text</text:span><text:span text:style-name="T6">="25"</text:span></text:p>
      <text:p text:style-name="P3"><text:span text:style-name="T5"><text:s text:c="8"/></text:span><text:span text:style-name="T8">app</text:span><text:span text:style-name="T4">:layout_constraintBottom_toBottomOf</text:span><text:span text:style-name="T6">="parent"</text:span></text:p>
      <text:p text:style-name="P3"><text:span text:style-name="T5"><text:s text:c="8"/></text:span><text:span text:style-name="T8">app</text:span><text:span text:style-name="T4">:layout_constraintEnd_toEndOf</text:span><text:span text:style-name="T6">="parent"</text:span></text:p>
      <text:p text:style-name="P3"><text:span text:style-name="T5"><text:s text:c="8"/></text:span><text:span text:style-name="T8">app</text:span><text:span text:style-name="T4">:layout_constraintHorizontal_bias</text:span><text:span text:style-name="T6">="0.476"</text:span></text:p>
      <text:p text:style-name="P3"><text:span text:style-name="T5"><text:s text:c="8"/></text:span><text:span text:style-name="T8">app</text:span><text:span text:style-name="T4">:layout_constraintStart_toEndOf</text:span><text:span text:style-name="T6">="@+id/textView11"</text:span></text:p>
      <text:p text:style-name="P3"><text:soft-page-break/><text:span text:style-name="T5"><text:s text:c="8"/></text:span><text:span text:style-name="T8">app</text:span><text:span text:style-name="T4">:layout_constraintTop_toBottomOf</text:span><text:span text:style-name="T6">="@+id/textView10"</text:span></text:p>
      <text:p text:style-name="P3"><text:span text:style-name="T5"><text:s text:c="8"/></text:span><text:span text:style-name="T8">app</text:span><text:span text:style-name="T4">:layout_constraintVertical_bias</text:span><text:span text:style-name="T6">="0.051" </text:span><text:span text:style-name="T2">/&gt;</text:span></text:p>
      <text:p text:style-name="P5"><text:s text:c="4"/><text:span text:style-name="T7">&lt;TextView</text:span></text:p>
      <text:p text:style-name="P3"><text:span text:style-name="T1"><text:s text:c="8"/></text:span><text:span text:style-name="T8">android</text:span><text:span text:style-name="T4">:id</text:span><text:span text:style-name="T6">="@+id/textView13"</text:span></text:p>
      <text:p text:style-name="P3"><text:span text:style-name="T5"><text:s text:c="8"/></text:span><text:span text:style-name="T8">android</text:span><text:span text:style-name="T4">:layout_width</text:span><text:span text:style-name="T6">="100dp"</text:span></text:p>
      <text:p text:style-name="P3"><text:span text:style-name="T5"><text:s text:c="8"/></text:span><text:span text:style-name="T8">android</text:span><text:span text:style-name="T4">:layout_height</text:span><text:span text:style-name="T6">="wrap_content"</text:span></text:p>
      <text:p text:style-name="P3"><text:span text:style-name="T5"><text:s text:c="8"/></text:span><text:span text:style-name="T8">android</text:span><text:span text:style-name="T4">:text</text:span><text:span text:style-name="T6">="Lime"</text:span></text:p>
      <text:p text:style-name="P3"><text:span text:style-name="T5"><text:s text:c="8"/></text:span><text:span text:style-name="T8">app</text:span><text:span text:style-name="T4">:layout_constraintBottom_toBottomOf</text:span><text:span text:style-name="T6">="parent"</text:span></text:p>
      <text:p text:style-name="P3"><text:span text:style-name="T5"><text:s text:c="8"/></text:span><text:span text:style-name="T8">app</text:span><text:span text:style-name="T4">:layout_constraintEnd_toEndOf</text:span><text:span text:style-name="T6">="parent"</text:span></text:p>
      <text:p text:style-name="P3"><text:span text:style-name="T5"><text:s text:c="8"/></text:span><text:span text:style-name="T8">app</text:span><text:span text:style-name="T4">:layout_constraintHorizontal_bias</text:span><text:span text:style-name="T6">="0.277"</text:span></text:p>
      <text:p text:style-name="P3"><text:span text:style-name="T5"><text:s text:c="8"/></text:span><text:span text:style-name="T8">app</text:span><text:span text:style-name="T4">:layout_constraintStart_toStartOf</text:span><text:span text:style-name="T6">="parent"</text:span></text:p>
      <text:p text:style-name="P3"><text:span text:style-name="T5"><text:s text:c="8"/></text:span><text:span text:style-name="T8">app</text:span><text:span text:style-name="T4">:layout_constraintTop_toBottomOf</text:span><text:span text:style-name="T6">="@+id/textView11"</text:span></text:p>
      <text:p text:style-name="P3"><text:span text:style-name="T5"><text:s text:c="8"/></text:span><text:span text:style-name="T8">app</text:span><text:span text:style-name="T4">:layout_constraintVertical_bias</text:span><text:span text:style-name="T6">="0.05" </text:span><text:span text:style-name="T2">/&gt;</text:span></text:p>
      <text:p text:style-name="P5"><text:s text:c="4"/><text:span text:style-name="T7">&lt;TextView</text:span></text:p>
      <text:p text:style-name="P3"><text:span text:style-name="T1"><text:s text:c="8"/></text:span><text:span text:style-name="T8">android</text:span><text:span text:style-name="T4">:id</text:span><text:span text:style-name="T6">="@+id/textView14"</text:span></text:p>
      <text:p text:style-name="P3"><text:span text:style-name="T5"><text:s text:c="8"/></text:span><text:span text:style-name="T8">android</text:span><text:span text:style-name="T4">:layout_width</text:span><text:span text:style-name="T6">="100dp"</text:span></text:p>
      <text:p text:style-name="P3"><text:span text:style-name="T5"><text:s text:c="8"/></text:span><text:span text:style-name="T8">android</text:span><text:span text:style-name="T4">:layout_height</text:span><text:span text:style-name="T6">="wrap_content"</text:span></text:p>
      <text:p text:style-name="P3"><text:span text:style-name="T5"><text:s text:c="8"/></text:span><text:span text:style-name="T8">android</text:span><text:span text:style-name="T4">:text</text:span><text:span text:style-name="T6">="20"</text:span></text:p>
      <text:p text:style-name="P3"><text:span text:style-name="T5"><text:s text:c="8"/></text:span><text:span text:style-name="T8">app</text:span><text:span text:style-name="T4">:layout_constraintBottom_toBottomOf</text:span><text:span text:style-name="T6">="parent"</text:span></text:p>
      <text:p text:style-name="P3"><text:span text:style-name="T5"><text:s text:c="8"/></text:span><text:span text:style-name="T8">app</text:span><text:span text:style-name="T4">:layout_constraintEnd_toEndOf</text:span><text:span text:style-name="T6">="parent"</text:span></text:p>
      <text:p text:style-name="P3"><text:span text:style-name="T5"><text:s text:c="8"/></text:span><text:span text:style-name="T8">app</text:span><text:span text:style-name="T4">:layout_constraintHorizontal_bias</text:span><text:span text:style-name="T6">="0.476"</text:span></text:p>
      <text:p text:style-name="P3"><text:span text:style-name="T5"><text:s text:c="8"/></text:span><text:span text:style-name="T8">app</text:span><text:span text:style-name="T4">:layout_constraintStart_toEndOf</text:span><text:span text:style-name="T6">="@+id/textView13"</text:span></text:p>
      <text:p text:style-name="P3"><text:span text:style-name="T5"><text:s text:c="8"/></text:span><text:span text:style-name="T8">app</text:span><text:span text:style-name="T4">:layout_constraintTop_toBottomOf</text:span><text:span text:style-name="T6">="@+id/textView12"</text:span></text:p>
      <text:p text:style-name="P3"><text:span text:style-name="T5"><text:s text:c="8"/></text:span><text:span text:style-name="T8">app</text:span><text:span text:style-name="T4">:layout_constraintVertical_bias</text:span><text:span text:style-name="T6">="0.048" </text:span><text:span text:style-name="T2">/&gt;</text:span></text:p>
      <text:p text:style-name="P5"><text:s text:c="4"/><text:span text:style-name="T7">&lt;TextView</text:span></text:p>
      <text:p text:style-name="P3"><text:span text:style-name="T1"><text:s text:c="8"/></text:span><text:span text:style-name="T8">android</text:span><text:span text:style-name="T4">:id</text:span><text:span text:style-name="T6">="@+id/textView15"</text:span></text:p>
      <text:p text:style-name="P3"><text:span text:style-name="T5"><text:s text:c="8"/></text:span><text:span text:style-name="T8">android</text:span><text:span text:style-name="T4">:layout_width</text:span><text:span text:style-name="T6">="100dp"</text:span></text:p>
      <text:p text:style-name="P3"><text:span text:style-name="T5"><text:s text:c="8"/></text:span><text:span text:style-name="T8">android</text:span><text:span text:style-name="T4">:layout_height</text:span><text:span text:style-name="T6">="wrap_content"</text:span></text:p>
      <text:p text:style-name="P3"><text:span text:style-name="T5"><text:s text:c="8"/></text:span><text:span text:style-name="T8">android</text:span><text:span text:style-name="T4">:text</text:span><text:span text:style-name="T6">="Breadroast"</text:span></text:p>
      <text:p text:style-name="P3"><text:span text:style-name="T5"><text:s text:c="8"/></text:span><text:span text:style-name="T8">app</text:span><text:span text:style-name="T4">:layout_constraintBottom_toBottomOf</text:span><text:span text:style-name="T6">="parent"</text:span></text:p>
      <text:p text:style-name="P3"><text:span text:style-name="T5"><text:s text:c="8"/></text:span><text:span text:style-name="T8">app</text:span><text:span text:style-name="T4">:layout_constraintEnd_toEndOf</text:span><text:span text:style-name="T6">="parent"</text:span></text:p>
      <text:p text:style-name="P3"><text:span text:style-name="T5"><text:s text:c="8"/></text:span><text:span text:style-name="T8">app</text:span><text:span text:style-name="T4">:layout_constraintHorizontal_bias</text:span><text:span text:style-name="T6">="0.277"</text:span></text:p>
      <text:p text:style-name="P3"><text:span text:style-name="T5"><text:s text:c="8"/></text:span><text:span text:style-name="T8">app</text:span><text:span text:style-name="T4">:layout_constraintStart_toStartOf</text:span><text:span text:style-name="T6">="parent"</text:span></text:p>
      <text:p text:style-name="P3"><text:span text:style-name="T5"><text:s text:c="8"/></text:span><text:span text:style-name="T8">app</text:span><text:span text:style-name="T4">:layout_constraintTop_toBottomOf</text:span><text:span text:style-name="T6">="@+id/textView13"</text:span></text:p>
      <text:p text:style-name="P3"><text:span text:style-name="T5"><text:s text:c="8"/></text:span><text:span text:style-name="T8">app</text:span><text:span text:style-name="T4">:layout_constraintVertical_bias</text:span><text:span text:style-name="T6">="0.05" </text:span><text:span text:style-name="T2">/&gt;</text:span></text:p>
      <text:p text:style-name="P5"><text:s text:c="4"/><text:span text:style-name="T7">&lt;TextView</text:span></text:p>
      <text:p text:style-name="P3"><text:span text:style-name="T1"><text:s text:c="8"/></text:span><text:span text:style-name="T8">android</text:span><text:span text:style-name="T4">:id</text:span><text:span text:style-name="T6">="@+id/textView16"</text:span></text:p>
      <text:p text:style-name="P3"><text:span text:style-name="T5"><text:s text:c="8"/></text:span><text:span text:style-name="T8">android</text:span><text:span text:style-name="T4">:layout_width</text:span><text:span text:style-name="T6">="100dp"</text:span></text:p>
      <text:p text:style-name="P3"><text:span text:style-name="T5"><text:s text:c="8"/></text:span><text:span text:style-name="T8">android</text:span><text:span text:style-name="T4">:layout_height</text:span><text:span text:style-name="T6">="wrap_content"</text:span></text:p>
      <text:p text:style-name="P3"><text:span text:style-name="T5"><text:s text:c="8"/></text:span><text:span text:style-name="T8">android</text:span><text:span text:style-name="T4">:text</text:span><text:span text:style-name="T6">="15"</text:span></text:p>
      <text:p text:style-name="P3"><text:span text:style-name="T5"><text:s text:c="8"/></text:span><text:span text:style-name="T8">app</text:span><text:span text:style-name="T4">:layout_constraintBottom_toBottomOf</text:span><text:span text:style-name="T6">="parent"</text:span></text:p>
      <text:p text:style-name="P3"><text:span text:style-name="T5"><text:s text:c="8"/></text:span><text:span text:style-name="T8">app</text:span><text:span text:style-name="T4">:layout_constraintEnd_toEndOf</text:span><text:span text:style-name="T6">="parent"</text:span></text:p>
      <text:p text:style-name="P3"><text:span text:style-name="T5"><text:s text:c="8"/></text:span><text:span text:style-name="T8">app</text:span><text:span text:style-name="T4">:layout_constraintHorizontal_bias</text:span><text:span text:style-name="T6">="0.476"</text:span></text:p>
      <text:p text:style-name="P3"><text:span text:style-name="T5"><text:s text:c="8"/></text:span><text:span text:style-name="T8">app</text:span><text:span text:style-name="T4">:layout_constraintStart_toEndOf</text:span><text:span text:style-name="T6">="@+id/textView15"</text:span></text:p>
      <text:p text:style-name="P3"><text:span text:style-name="T5"><text:s text:c="8"/></text:span><text:span text:style-name="T8">app</text:span><text:span text:style-name="T4">:layout_constraintTop_toBottomOf</text:span><text:span text:style-name="T6">="@+id/textView14"</text:span></text:p>
      <text:p text:style-name="P3"><text:span text:style-name="T5"><text:s text:c="8"/></text:span><text:span text:style-name="T8">app</text:span><text:span text:style-name="T4">:layout_constraintVertical_bias</text:span><text:span text:style-name="T6">="0.05" </text:span><text:span text:style-name="T2">/&gt;</text:span></text:p>
      <text:p text:style-name="P1">&lt;/androidx.constraintlayout.widget.ConstraintLayout&gt;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MainACTIVIty.java</text:p>
      <text:p text:style-name="Standard"/>
      <text:p text:style-name="P4"><text:span text:style-name="T10">package </text:span>com.example.internallabapp<text:span text:style-name="T10">;</text:span></text:p>
      <text:p text:style-name="P4"><text:span text:style-name="T10">import </text:span>androidx.appcompat.app.AppCompatActivity<text:span text:style-name="T10">;</text:span></text:p>
      <text:p text:style-name="P4"><text:span text:style-name="T10">import </text:span>android.os.Bundle<text:span text:style-name="T10">;</text:span></text:p>
      <text:p text:style-name="P4"><text:span text:style-name="T10">import </text:span>android.widget.Button<text:span text:style-name="T10">;</text:span></text:p>
      <text:p text:style-name="P4"><text:span text:style-name="T10">public class </text:span>MainActivity <text:span text:style-name="T10">extends </text:span>AppCompatActivity {</text:p>
      <text:p text:style-name="P3"><text:s text:c="4"/><text:span text:style-name="T7">Button </text:span><text:span text:style-name="T8">a</text:span><text:span text:style-name="T11">,</text:span><text:span text:style-name="T8">b</text:span><text:span text:style-name="T11">;</text:span></text:p>
      <text:p text:style-name="P3"><text:span text:style-name="T10"><text:s text:c="4"/></text:span><text:span text:style-name="T13">@Override</text:span></text:p>
      <text:p text:style-name="P3"><text:span text:style-name="T12"><text:s text:c="4"/></text:span><text:span text:style-name="T11">protected void </text:span><text:span text:style-name="T14">onCreate</text:span><text:span text:style-name="T7">(Bundle savedInstanceState) {</text:span></text:p>
      <text:p text:style-name="P3"><text:s text:c="8"/><text:span text:style-name="T11">super</text:span><text:span text:style-name="T7">.onCreate(savedInstanceState)</text:span><text:span text:style-name="T11">;</text:span></text:p>
      <text:p text:style-name="P3"><text:span text:style-name="T10"><text:s text:c="8"/></text:span><text:span text:style-name="T7">setContentView(R.layout.</text:span><text:span text:style-name="T9">activity_main</text:span><text:span text:style-name="T7">)</text:span><text:span text:style-name="T11">;</text:span></text:p>
      <text:p text:style-name="P3"><text:span text:style-name="T10"><text:s text:c="8"/></text:span><text:span text:style-name="T8">a</text:span><text:span text:style-name="T7">=findViewById(R.id.</text:span><text:span text:style-name="T9">b1</text:span><text:span text:style-name="T7">)</text:span><text:span text:style-name="T11">;</text:span></text:p>
      <text:p text:style-name="P3"><text:span text:style-name="T10"><text:s text:c="8"/></text:span><text:span text:style-name="T8">b</text:span><text:span text:style-name="T7">=findViewById(R.id.</text:span><text:span text:style-name="T9">b2</text:span><text:span text:style-name="T7">)</text:span><text:span text:style-name="T11">;</text:span></text:p>
      <text:p text:style-name="P3"><text:span text:style-name="T10"><text:s text:c="4"/></text:span><text:span text:style-name="T7">}</text:span></text:p>
      <text:p text:style-name="P2">}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JetBrains Mono" svg:font-family="'JetBrains Mono', monospace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11-24T12:13:02.05</meta:creation-date>
    <meta:document-statistic meta:table-count="0" meta:image-count="0" meta:object-count="0" meta:page-count="8" meta:paragraph-count="404" meta:word-count="460" meta:character-count="16082"/>
    <dc:date>2022-11-24T12:15:25.68</dc:date>
    <meta:editing-duration>PT2M27S</meta:editing-duration>
    <meta:editing-cycles>1</meta:editing-cycles>
    <meta:generator>OpenOffice/4.1.2$Win32 OpenOffice.org_project/412m3$Build-9782</meta:generator>
  </office:meta>
</office:document-meta>
</file>